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3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162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&lt;tr&gt;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&lt;td class="td-flag" style="box-sizing: border-box; width: 82px;"&gt;&lt;img alt="Bandera" src="file://${browser_java_ruta}/browser_java/ingui/html/browser_java/recursos/banderas_mundo/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" width="40" height="20"&gt;&lt;/td&gt;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&lt;td&gt;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&lt;input type="text" name="respuesta_pais_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"&gt;&lt;/td&gt;&lt;td&gt;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&lt;input type="text" name="respuesta_capital_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"&gt;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&lt;input type="hidden" name="respuesta_pais_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" value="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"&gt;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&lt;input type="hidden" name="respuesta_capital_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" value="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"&gt;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&lt;/td&gt;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&lt;td class="td-country" style="box-sizing: border-box; width: 161px;"&gt;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string" calcext:value-type="string">
            <text:p>&lt;/td&gt;</text:p>
          </table:table-cell>
        </table:table-row>
        <table:table-row table:style-name="ro1">
          <table:table-cell table:style-name="ce1" office:value-type="string" calcext:value-type="string">
            <text:p>Orden de preguntas</text:p>
          </table:table-cell>
          <table:table-cell table:style-name="ce1" office:value-type="string" calcext:value-type="string">
            <text:p>Orden aleatorio</text:p>
          </table:table-cell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País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Población</text:p>
          </table:table-cell>
          <table:table-cell table:style-name="ce1" office:value-type="string" calcext:value-type="string">
            <text:p>Área total</text:p>
          </table:table-cell>
          <table:table-cell table:number-columns-repeated="3"/>
          <table:table-cell office:value-type="string" calcext:value-type="string">
            <text:p>&lt;/tr&gt;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.png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Tirana</text:p>
          </table:table-cell>
          <table:table-cell table:style-name="ce2" office:value-type="float" office:value="2821977" calcext:value-type="float">
            <text:p>2821977</text:p>
          </table:table-cell>
          <table:table-cell table:style-name="ce2" office:value-type="string" calcext:value-type="string">
            <text:p>28.748 km2</text:p>
          </table:table-cell>
          <table:table-cell table:formula="of:=COM.MICROSOFT.CONCAT([.$K$1];[.$K$2];[.C19];[.$K$3];[.$K$4];[.$K$5];[.A19];[.$K$6];[.$K$7];[.A19];[.$K$8];[.$K$9];[.A19];[.$K$10];[.D19];[.$K$11];[.$K$12];[.A19];[.$K$13];[.E19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al.png&quot; width=&quot;40&quot; height=&quot;20&quot;&gt;&lt;/td&gt;&lt;td&gt;&lt;input type=&quot;text&quot; name=&quot;respuesta_pais_1&quot;&gt;&lt;/td&gt;&lt;td&gt;&lt;input type=&quot;text&quot; name=&quot;respuesta_capital_1&quot;&gt;&lt;input type=&quot;hidden&quot; name=&quot;respuesta_pais_1&quot; value=&quot;Albania&quot;&gt;&lt;input type=&quot;hidden&quot; name=&quot;respuesta_capital_1&quot; value=&quot;Tiran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al.png" width="40" height="20"&gt;&lt;/td&gt;&lt;td&gt;&lt;input type="text" name="respuesta_pais_1"&gt;&lt;/td&gt;&lt;td&gt;&lt;input type="text" name="respuesta_capital_1"&gt;&lt;input type="hidden" name="respuesta_pais_1" value="Albania"&gt;&lt;input type="hidden" name="respuesta_capital_1" value="Tirana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.png</text:p>
          </table:table-cell>
          <table:table-cell office:value-type="string" calcext:value-type="string">
            <text:p>Noruega</text:p>
          </table:table-cell>
          <table:table-cell office:value-type="string" calcext:value-type="string">
            <text:p>Oslo</text:p>
          </table:table-cell>
          <table:table-cell table:style-name="ce2" office:value-type="float" office:value="5109056" calcext:value-type="float">
            <text:p>5109056</text:p>
          </table:table-cell>
          <table:table-cell table:style-name="ce2" office:value-type="string" calcext:value-type="string">
            <text:p>385.155 km2</text:p>
          </table:table-cell>
          <table:table-cell table:formula="of:=COM.MICROSOFT.CONCAT([.$K$1];[.$K$2];[.C20];[.$K$3];[.$K$4];[.$K$5];[.A20];[.$K$6];[.$K$7];[.A20];[.$K$8];[.$K$9];[.A20];[.$K$10];[.D20];[.$K$11];[.$K$12];[.A20];[.$K$13];[.E20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no.png&quot; width=&quot;40&quot; height=&quot;20&quot;&gt;&lt;/td&gt;&lt;td&gt;&lt;input type=&quot;text&quot; name=&quot;respuesta_pais_2&quot;&gt;&lt;/td&gt;&lt;td&gt;&lt;input type=&quot;text&quot; name=&quot;respuesta_capital_2&quot;&gt;&lt;input type=&quot;hidden&quot; name=&quot;respuesta_pais_2&quot; value=&quot;Noruega&quot;&gt;&lt;input type=&quot;hidden&quot; name=&quot;respuesta_capital_2&quot; value=&quot;Oslo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no.png" width="40" height="20"&gt;&lt;/td&gt;&lt;td&gt;&lt;input type="text" name="respuesta_pais_2"&gt;&lt;/td&gt;&lt;td&gt;&lt;input type="text" name="respuesta_capital_2"&gt;&lt;input type="hidden" name="respuesta_pais_2" value="Noruega"&gt;&lt;input type="hidden" name="respuesta_capital_2" value="Oslo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.png</text:p>
          </table:table-cell>
          <table:table-cell office:value-type="string" calcext:value-type="string">
            <text:p>Eslovenia</text:p>
          </table:table-cell>
          <table:table-cell office:value-type="string" calcext:value-type="string">
            <text:p>Liubliana</text:p>
          </table:table-cell>
          <table:table-cell table:style-name="ce2" office:value-type="float" office:value="2061963" calcext:value-type="float">
            <text:p>2061963</text:p>
          </table:table-cell>
          <table:table-cell table:style-name="ce2" office:value-type="string" calcext:value-type="string">
            <text:p>20.256 km2</text:p>
          </table:table-cell>
          <table:table-cell table:formula="of:=COM.MICROSOFT.CONCAT([.$K$1];[.$K$2];[.C21];[.$K$3];[.$K$4];[.$K$5];[.A21];[.$K$6];[.$K$7];[.A21];[.$K$8];[.$K$9];[.A21];[.$K$10];[.D21];[.$K$11];[.$K$12];[.A21];[.$K$13];[.E21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si.png&quot; width=&quot;40&quot; height=&quot;20&quot;&gt;&lt;/td&gt;&lt;td&gt;&lt;input type=&quot;text&quot; name=&quot;respuesta_pais_3&quot;&gt;&lt;/td&gt;&lt;td&gt;&lt;input type=&quot;text&quot; name=&quot;respuesta_capital_3&quot;&gt;&lt;input type=&quot;hidden&quot; name=&quot;respuesta_pais_3&quot; value=&quot;Eslovenia&quot;&gt;&lt;input type=&quot;hidden&quot; name=&quot;respuesta_capital_3&quot; value=&quot;Liublian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si.png" width="40" height="20"&gt;&lt;/td&gt;&lt;td&gt;&lt;input type="text" name="respuesta_pais_3"&gt;&lt;/td&gt;&lt;td&gt;&lt;input type="text" name="respuesta_capital_3"&gt;&lt;input type="hidden" name="respuesta_pais_3" value="Eslovenia"&gt;&lt;input type="hidden" name="respuesta_capital_3" value="Liubliana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.png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Atenas</text:p>
          </table:table-cell>
          <table:table-cell table:style-name="ce2" office:value-type="float" office:value="10815197" calcext:value-type="float">
            <text:p>10815197</text:p>
          </table:table-cell>
          <table:table-cell table:style-name="ce2" office:value-type="string" calcext:value-type="string">
            <text:p>131.957 km2</text:p>
          </table:table-cell>
          <table:table-cell table:formula="of:=COM.MICROSOFT.CONCAT([.$K$1];[.$K$2];[.C22];[.$K$3];[.$K$4];[.$K$5];[.A22];[.$K$6];[.$K$7];[.A22];[.$K$8];[.$K$9];[.A22];[.$K$10];[.D22];[.$K$11];[.$K$12];[.A22];[.$K$13];[.E22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gr.png&quot; width=&quot;40&quot; height=&quot;20&quot;&gt;&lt;/td&gt;&lt;td&gt;&lt;input type=&quot;text&quot; name=&quot;respuesta_pais_4&quot;&gt;&lt;/td&gt;&lt;td&gt;&lt;input type=&quot;text&quot; name=&quot;respuesta_capital_4&quot;&gt;&lt;input type=&quot;hidden&quot; name=&quot;respuesta_pais_4&quot; value=&quot;Grecia&quot;&gt;&lt;input type=&quot;hidden&quot; name=&quot;respuesta_capital_4&quot; value=&quot;Atenas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gr.png" width="40" height="20"&gt;&lt;/td&gt;&lt;td&gt;&lt;input type="text" name="respuesta_pais_4"&gt;&lt;/td&gt;&lt;td&gt;&lt;input type="text" name="respuesta_capital_4"&gt;&lt;input type="hidden" name="respuesta_pais_4" value="Grecia"&gt;&lt;input type="hidden" name="respuesta_capital_4" value="Atenas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.png</text:p>
          </table:table-cell>
          <table:table-cell office:value-type="string" calcext:value-type="string">
            <text:p>Hungría</text:p>
          </table:table-cell>
          <table:table-cell office:value-type="string" calcext:value-type="string">
            <text:p>Budapest</text:p>
          </table:table-cell>
          <table:table-cell table:style-name="ce2" office:value-type="float" office:value="9906000" calcext:value-type="float">
            <text:p>9906000</text:p>
          </table:table-cell>
          <table:table-cell table:style-name="ce2" office:value-type="string" calcext:value-type="string">
            <text:p>93.032 km2</text:p>
          </table:table-cell>
          <table:table-cell table:formula="of:=COM.MICROSOFT.CONCAT([.$K$1];[.$K$2];[.C23];[.$K$3];[.$K$4];[.$K$5];[.A23];[.$K$6];[.$K$7];[.A23];[.$K$8];[.$K$9];[.A23];[.$K$10];[.D23];[.$K$11];[.$K$12];[.A23];[.$K$13];[.E23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hu.png&quot; width=&quot;40&quot; height=&quot;20&quot;&gt;&lt;/td&gt;&lt;td&gt;&lt;input type=&quot;text&quot; name=&quot;respuesta_pais_5&quot;&gt;&lt;/td&gt;&lt;td&gt;&lt;input type=&quot;text&quot; name=&quot;respuesta_capital_5&quot;&gt;&lt;input type=&quot;hidden&quot; name=&quot;respuesta_pais_5&quot; value=&quot;Hungría&quot;&gt;&lt;input type=&quot;hidden&quot; name=&quot;respuesta_capital_5&quot; value=&quot;Budapest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hu.png" width="40" height="20"&gt;&lt;/td&gt;&lt;td&gt;&lt;input type="text" name="respuesta_pais_5"&gt;&lt;/td&gt;&lt;td&gt;&lt;input type="text" name="respuesta_capital_5"&gt;&lt;input type="hidden" name="respuesta_pais_5" value="Hungría"&gt;&lt;input type="hidden" name="respuesta_capital_5" value="Budapest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l.png</text:p>
          </table:table-cell>
          <table:table-cell office:value-type="string" calcext:value-type="string">
            <text:p>Países Bajos</text:p>
          </table:table-cell>
          <table:table-cell office:value-type="string" calcext:value-type="string">
            <text:p>Amsterdam</text:p>
          </table:table-cell>
          <table:table-cell table:style-name="ce2" office:value-type="float" office:value="16842200" calcext:value-type="float">
            <text:p>16842200</text:p>
          </table:table-cell>
          <table:table-cell table:style-name="ce2" office:value-type="string" calcext:value-type="string">
            <text:p>41.528 km2</text:p>
          </table:table-cell>
          <table:table-cell table:formula="of:=COM.MICROSOFT.CONCAT([.$K$1];[.$K$2];[.C24];[.$K$3];[.$K$4];[.$K$5];[.A24];[.$K$6];[.$K$7];[.A24];[.$K$8];[.$K$9];[.A24];[.$K$10];[.D24];[.$K$11];[.$K$12];[.A24];[.$K$13];[.E24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nl.png&quot; width=&quot;40&quot; height=&quot;20&quot;&gt;&lt;/td&gt;&lt;td&gt;&lt;input type=&quot;text&quot; name=&quot;respuesta_pais_6&quot;&gt;&lt;/td&gt;&lt;td&gt;&lt;input type=&quot;text&quot; name=&quot;respuesta_capital_6&quot;&gt;&lt;input type=&quot;hidden&quot; name=&quot;respuesta_pais_6&quot; value=&quot;Países Bajos&quot;&gt;&lt;input type=&quot;hidden&quot; name=&quot;respuesta_capital_6&quot; value=&quot;Amsterdam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nl.png" width="40" height="20"&gt;&lt;/td&gt;&lt;td&gt;&lt;input type="text" name="respuesta_pais_6"&gt;&lt;/td&gt;&lt;td&gt;&lt;input type="text" name="respuesta_capital_6"&gt;&lt;input type="hidden" name="respuesta_pais_6" value="Países Bajos"&gt;&lt;input type="hidden" name="respuesta_capital_6" value="Amsterdam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.png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Estocolmo</text:p>
          </table:table-cell>
          <table:table-cell table:style-name="ce2" office:value-type="float" office:value="9651531" calcext:value-type="float">
            <text:p>9651531</text:p>
          </table:table-cell>
          <table:table-cell table:style-name="ce2" office:value-type="string" calcext:value-type="string">
            <text:p>449.964 km2</text:p>
          </table:table-cell>
          <table:table-cell table:formula="of:=COM.MICROSOFT.CONCAT([.$K$1];[.$K$2];[.C25];[.$K$3];[.$K$4];[.$K$5];[.A25];[.$K$6];[.$K$7];[.A25];[.$K$8];[.$K$9];[.A25];[.$K$10];[.D25];[.$K$11];[.$K$12];[.A25];[.$K$13];[.E25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se.png&quot; width=&quot;40&quot; height=&quot;20&quot;&gt;&lt;/td&gt;&lt;td&gt;&lt;input type=&quot;text&quot; name=&quot;respuesta_pais_7&quot;&gt;&lt;/td&gt;&lt;td&gt;&lt;input type=&quot;text&quot; name=&quot;respuesta_capital_7&quot;&gt;&lt;input type=&quot;hidden&quot; name=&quot;respuesta_pais_7&quot; value=&quot;Suecia&quot;&gt;&lt;input type=&quot;hidden&quot; name=&quot;respuesta_capital_7&quot; value=&quot;Estocolmo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se.png" width="40" height="20"&gt;&lt;/td&gt;&lt;td&gt;&lt;input type="text" name="respuesta_pais_7"&gt;&lt;/td&gt;&lt;td&gt;&lt;input type="text" name="respuesta_capital_7"&gt;&lt;input type="hidden" name="respuesta_pais_7" value="Suecia"&gt;&lt;input type="hidden" name="respuesta_capital_7" value="Estocolmo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.png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París</text:p>
          </table:table-cell>
          <table:table-cell table:style-name="ce2" office:value-type="float" office:value="65844000" calcext:value-type="float">
            <text:p>65844000</text:p>
          </table:table-cell>
          <table:table-cell table:style-name="ce2" office:value-type="string" calcext:value-type="string">
            <text:p>551.500 km2</text:p>
          </table:table-cell>
          <table:table-cell table:formula="of:=COM.MICROSOFT.CONCAT([.$K$1];[.$K$2];[.C26];[.$K$3];[.$K$4];[.$K$5];[.A26];[.$K$6];[.$K$7];[.A26];[.$K$8];[.$K$9];[.A26];[.$K$10];[.D26];[.$K$11];[.$K$12];[.A26];[.$K$13];[.E26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fr.png&quot; width=&quot;40&quot; height=&quot;20&quot;&gt;&lt;/td&gt;&lt;td&gt;&lt;input type=&quot;text&quot; name=&quot;respuesta_pais_8&quot;&gt;&lt;/td&gt;&lt;td&gt;&lt;input type=&quot;text&quot; name=&quot;respuesta_capital_8&quot;&gt;&lt;input type=&quot;hidden&quot; name=&quot;respuesta_pais_8&quot; value=&quot;Francia&quot;&gt;&lt;input type=&quot;hidden&quot; name=&quot;respuesta_capital_8&quot; value=&quot;París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fr.png" width="40" height="20"&gt;&lt;/td&gt;&lt;td&gt;&lt;input type="text" name="respuesta_pais_8"&gt;&lt;/td&gt;&lt;td&gt;&lt;input type="text" name="respuesta_capital_8"&gt;&lt;input type="hidden" name="respuesta_pais_8" value="Francia"&gt;&lt;input type="hidden" name="respuesta_capital_8" value="París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.png</text:p>
          </table:table-cell>
          <table:table-cell office:value-type="string" calcext:value-type="string">
            <text:p>Turquía</text:p>
          </table:table-cell>
          <table:table-cell office:value-type="string" calcext:value-type="string">
            <text:p>Ankara</text:p>
          </table:table-cell>
          <table:table-cell table:style-name="ce2" office:value-type="float" office:value="76667864" calcext:value-type="float">
            <text:p>76667864</text:p>
          </table:table-cell>
          <table:table-cell table:style-name="ce2" office:value-type="string" calcext:value-type="string">
            <text:p>783.562 km2</text:p>
          </table:table-cell>
          <table:table-cell table:formula="of:=COM.MICROSOFT.CONCAT([.$K$1];[.$K$2];[.C27];[.$K$3];[.$K$4];[.$K$5];[.A27];[.$K$6];[.$K$7];[.A27];[.$K$8];[.$K$9];[.A27];[.$K$10];[.D27];[.$K$11];[.$K$12];[.A27];[.$K$13];[.E27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tr.png&quot; width=&quot;40&quot; height=&quot;20&quot;&gt;&lt;/td&gt;&lt;td&gt;&lt;input type=&quot;text&quot; name=&quot;respuesta_pais_9&quot;&gt;&lt;/td&gt;&lt;td&gt;&lt;input type=&quot;text&quot; name=&quot;respuesta_capital_9&quot;&gt;&lt;input type=&quot;hidden&quot; name=&quot;respuesta_pais_9&quot; value=&quot;Turquía&quot;&gt;&lt;input type=&quot;hidden&quot; name=&quot;respuesta_capital_9&quot; value=&quot;Ankar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tr.png" width="40" height="20"&gt;&lt;/td&gt;&lt;td&gt;&lt;input type="text" name="respuesta_pais_9"&gt;&lt;/td&gt;&lt;td&gt;&lt;input type="text" name="respuesta_capital_9"&gt;&lt;input type="hidden" name="respuesta_pais_9" value="Turquía"&gt;&lt;input type="hidden" name="respuesta_capital_9" value="Ankara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.png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drid</text:p>
          </table:table-cell>
          <table:table-cell table:style-name="ce2" office:value-type="float" office:value="46609700" calcext:value-type="float">
            <text:p>46609700</text:p>
          </table:table-cell>
          <table:table-cell table:style-name="ce2" office:value-type="string" calcext:value-type="string">
            <text:p>505.992 km2</text:p>
          </table:table-cell>
          <table:table-cell table:formula="of:=COM.MICROSOFT.CONCAT([.$K$1];[.$K$2];[.C28];[.$K$3];[.$K$4];[.$K$5];[.A28];[.$K$6];[.$K$7];[.A28];[.$K$8];[.$K$9];[.A28];[.$K$10];[.D28];[.$K$11];[.$K$12];[.A28];[.$K$13];[.E28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es.png&quot; width=&quot;40&quot; height=&quot;20&quot;&gt;&lt;/td&gt;&lt;td&gt;&lt;input type=&quot;text&quot; name=&quot;respuesta_pais_10&quot;&gt;&lt;/td&gt;&lt;td&gt;&lt;input type=&quot;text&quot; name=&quot;respuesta_capital_10&quot;&gt;&lt;input type=&quot;hidden&quot; name=&quot;respuesta_pais_10&quot; value=&quot;España&quot;&gt;&lt;input type=&quot;hidden&quot; name=&quot;respuesta_capital_10&quot; value=&quot;Madrid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es.png" width="40" height="20"&gt;&lt;/td&gt;&lt;td&gt;&lt;input type="text" name="respuesta_pais_10"&gt;&lt;/td&gt;&lt;td&gt;&lt;input type="text" name="respuesta_capital_10"&gt;&lt;input type="hidden" name="respuesta_pais_10" value="España"&gt;&lt;input type="hidden" name="respuesta_capital_10" value="Madrid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e.png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Dublin</text:p>
          </table:table-cell>
          <table:table-cell table:style-name="ce2" office:value-type="float" office:value="4593100" calcext:value-type="float">
            <text:p>4593100</text:p>
          </table:table-cell>
          <table:table-cell table:style-name="ce2" office:value-type="string" calcext:value-type="string">
            <text:p>70.273 km2</text:p>
          </table:table-cell>
          <table:table-cell table:formula="of:=COM.MICROSOFT.CONCAT([.$K$1];[.$K$2];[.C29];[.$K$3];[.$K$4];[.$K$5];[.A29];[.$K$6];[.$K$7];[.A29];[.$K$8];[.$K$9];[.A29];[.$K$10];[.D29];[.$K$11];[.$K$12];[.A29];[.$K$13];[.E29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ie.png&quot; width=&quot;40&quot; height=&quot;20&quot;&gt;&lt;/td&gt;&lt;td&gt;&lt;input type=&quot;text&quot; name=&quot;respuesta_pais_11&quot;&gt;&lt;/td&gt;&lt;td&gt;&lt;input type=&quot;text&quot; name=&quot;respuesta_capital_11&quot;&gt;&lt;input type=&quot;hidden&quot; name=&quot;respuesta_pais_11&quot; value=&quot;Irlanda&quot;&gt;&lt;input type=&quot;hidden&quot; name=&quot;respuesta_capital_11&quot; value=&quot;Dublin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ie.png" width="40" height="20"&gt;&lt;/td&gt;&lt;td&gt;&lt;input type="text" name="respuesta_pais_11"&gt;&lt;/td&gt;&lt;td&gt;&lt;input type="text" name="respuesta_capital_11"&gt;&lt;input type="hidden" name="respuesta_pais_11" value="Irlanda"&gt;&lt;input type="hidden" name="respuesta_capital_11" value="Dublin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s.png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Pristina</text:p>
          </table:table-cell>
          <table:table-cell table:style-name="ce2" office:value-type="float" office:value="1815606" calcext:value-type="float">
            <text:p>1815606</text:p>
          </table:table-cell>
          <table:table-cell table:style-name="ce2" office:value-type="string" calcext:value-type="string">
            <text:p>10.887 km2</text:p>
          </table:table-cell>
          <table:table-cell table:formula="of:=COM.MICROSOFT.CONCAT([.$K$1];[.$K$2];[.C30];[.$K$3];[.$K$4];[.$K$5];[.A30];[.$K$6];[.$K$7];[.A30];[.$K$8];[.$K$9];[.A30];[.$K$10];[.D30];[.$K$11];[.$K$12];[.A30];[.$K$13];[.E30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ks.png&quot; width=&quot;40&quot; height=&quot;20&quot;&gt;&lt;/td&gt;&lt;td&gt;&lt;input type=&quot;text&quot; name=&quot;respuesta_pais_12&quot;&gt;&lt;/td&gt;&lt;td&gt;&lt;input type=&quot;text&quot; name=&quot;respuesta_capital_12&quot;&gt;&lt;input type=&quot;hidden&quot; name=&quot;respuesta_pais_12&quot; value=&quot;Kosovo&quot;&gt;&lt;input type=&quot;hidden&quot; name=&quot;respuesta_capital_12&quot; value=&quot;Pristin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ks.png" width="40" height="20"&gt;&lt;/td&gt;&lt;td&gt;&lt;input type="text" name="respuesta_pais_12"&gt;&lt;/td&gt;&lt;td&gt;&lt;input type="text" name="respuesta_capital_12"&gt;&lt;input type="hidden" name="respuesta_pais_12" value="Kosovo"&gt;&lt;input type="hidden" name="respuesta_capital_12" value="Pristina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.png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Viena</text:p>
          </table:table-cell>
          <table:table-cell table:style-name="ce2" office:value-type="float" office:value="8504850" calcext:value-type="float">
            <text:p>8504850</text:p>
          </table:table-cell>
          <table:table-cell table:style-name="ce2" office:value-type="string" calcext:value-type="string">
            <text:p>83.858 km2</text:p>
          </table:table-cell>
          <table:table-cell table:formula="of:=COM.MICROSOFT.CONCAT([.$K$1];[.$K$2];[.C31];[.$K$3];[.$K$4];[.$K$5];[.A31];[.$K$6];[.$K$7];[.A31];[.$K$8];[.$K$9];[.A31];[.$K$10];[.D31];[.$K$11];[.$K$12];[.A31];[.$K$13];[.E31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at.png&quot; width=&quot;40&quot; height=&quot;20&quot;&gt;&lt;/td&gt;&lt;td&gt;&lt;input type=&quot;text&quot; name=&quot;respuesta_pais_13&quot;&gt;&lt;/td&gt;&lt;td&gt;&lt;input type=&quot;text&quot; name=&quot;respuesta_capital_13&quot;&gt;&lt;input type=&quot;hidden&quot; name=&quot;respuesta_pais_13&quot; value=&quot;Austria&quot;&gt;&lt;input type=&quot;hidden&quot; name=&quot;respuesta_capital_13&quot; value=&quot;Vien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at.png" width="40" height="20"&gt;&lt;/td&gt;&lt;td&gt;&lt;input type="text" name="respuesta_pais_13"&gt;&lt;/td&gt;&lt;td&gt;&lt;input type="text" name="respuesta_capital_13"&gt;&lt;input type="hidden" name="respuesta_pais_13" value="Austria"&gt;&lt;input type="hidden" name="respuesta_capital_13" value="Viena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z.png</text:p>
          </table:table-cell>
          <table:table-cell office:value-type="string" calcext:value-type="string">
            <text:p>República Checa</text:p>
          </table:table-cell>
          <table:table-cell office:value-type="string" calcext:value-type="string">
            <text:p>Praga</text:p>
          </table:table-cell>
          <table:table-cell table:style-name="ce2" office:value-type="float" office:value="10513800" calcext:value-type="float">
            <text:p>10513800</text:p>
          </table:table-cell>
          <table:table-cell table:style-name="ce2" office:value-type="string" calcext:value-type="string">
            <text:p>78.866 km2</text:p>
          </table:table-cell>
          <table:table-cell table:formula="of:=COM.MICROSOFT.CONCAT([.$K$1];[.$K$2];[.C32];[.$K$3];[.$K$4];[.$K$5];[.A32];[.$K$6];[.$K$7];[.A32];[.$K$8];[.$K$9];[.A32];[.$K$10];[.D32];[.$K$11];[.$K$12];[.A32];[.$K$13];[.E32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cz.png&quot; width=&quot;40&quot; height=&quot;20&quot;&gt;&lt;/td&gt;&lt;td&gt;&lt;input type=&quot;text&quot; name=&quot;respuesta_pais_14&quot;&gt;&lt;/td&gt;&lt;td&gt;&lt;input type=&quot;text&quot; name=&quot;respuesta_capital_14&quot;&gt;&lt;input type=&quot;hidden&quot; name=&quot;respuesta_pais_14&quot; value=&quot;República Checa&quot;&gt;&lt;input type=&quot;hidden&quot; name=&quot;respuesta_capital_14&quot; value=&quot;Prag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cz.png" width="40" height="20"&gt;&lt;/td&gt;&lt;td&gt;&lt;input type="text" name="respuesta_pais_14"&gt;&lt;/td&gt;&lt;td&gt;&lt;input type="text" name="respuesta_capital_14"&gt;&lt;input type="hidden" name="respuesta_pais_14" value="República Checa"&gt;&lt;input type="hidden" name="respuesta_capital_14" value="Praga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.png</text:p>
          </table:table-cell>
          <table:table-cell office:value-type="string" calcext:value-type="string">
            <text:p>Suiza</text:p>
          </table:table-cell>
          <table:table-cell office:value-type="string" calcext:value-type="string">
            <text:p>Berna</text:p>
          </table:table-cell>
          <table:table-cell table:style-name="ce2" office:value-type="float" office:value="8112200" calcext:value-type="float">
            <text:p>8112200</text:p>
          </table:table-cell>
          <table:table-cell table:style-name="ce2" office:value-type="string" calcext:value-type="string">
            <text:p>41.284 km2</text:p>
          </table:table-cell>
          <table:table-cell table:formula="of:=COM.MICROSOFT.CONCAT([.$K$1];[.$K$2];[.C33];[.$K$3];[.$K$4];[.$K$5];[.A33];[.$K$6];[.$K$7];[.A33];[.$K$8];[.$K$9];[.A33];[.$K$10];[.D33];[.$K$11];[.$K$12];[.A33];[.$K$13];[.E33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ch.png&quot; width=&quot;40&quot; height=&quot;20&quot;&gt;&lt;/td&gt;&lt;td&gt;&lt;input type=&quot;text&quot; name=&quot;respuesta_pais_15&quot;&gt;&lt;/td&gt;&lt;td&gt;&lt;input type=&quot;text&quot; name=&quot;respuesta_capital_15&quot;&gt;&lt;input type=&quot;hidden&quot; name=&quot;respuesta_pais_15&quot; value=&quot;Suiza&quot;&gt;&lt;input type=&quot;hidden&quot; name=&quot;respuesta_capital_15&quot; value=&quot;Bern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ch.png" width="40" height="20"&gt;&lt;/td&gt;&lt;td&gt;&lt;input type="text" name="respuesta_pais_15"&gt;&lt;/td&gt;&lt;td&gt;&lt;input type="text" name="respuesta_capital_15"&gt;&lt;input type="hidden" name="respuesta_pais_15" value="Suiza"&gt;&lt;input type="hidden" name="respuesta_capital_15" value="Berna"&gt;&lt;/td&gt;&lt;/tr&gt;</text:p>
          </table:table-cell>
          <table:table-cell table:number-columns-repeated="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.png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Ciudad de San Marino</text:p>
          </table:table-cell>
          <table:table-cell table:style-name="ce2" office:value-type="float" office:value="33540" calcext:value-type="float">
            <text:p>33540</text:p>
          </table:table-cell>
          <table:table-cell table:style-name="ce2" office:value-type="string" calcext:value-type="string">
            <text:p>61 km2</text:p>
          </table:table-cell>
          <table:table-cell table:formula="of:=COM.MICROSOFT.CONCAT([.$K$1];[.$K$2];[.C34];[.$K$3];[.$K$4];[.$K$5];[.A34];[.$K$6];[.$K$7];[.A34];[.$K$8];[.$K$9];[.A34];[.$K$10];[.D34];[.$K$11];[.$K$12];[.A34];[.$K$13];[.E34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sm.png&quot; width=&quot;40&quot; height=&quot;20&quot;&gt;&lt;/td&gt;&lt;td&gt;&lt;input type=&quot;text&quot; name=&quot;respuesta_pais_16&quot;&gt;&lt;/td&gt;&lt;td&gt;&lt;input type=&quot;text&quot; name=&quot;respuesta_capital_16&quot;&gt;&lt;input type=&quot;hidden&quot; name=&quot;respuesta_pais_16&quot; value=&quot;San Marino&quot;&gt;&lt;input type=&quot;hidden&quot; name=&quot;respuesta_capital_16&quot; value=&quot;Ciudad de San Marino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sm.png" width="40" height="20"&gt;&lt;/td&gt;&lt;td&gt;&lt;input type="text" name="respuesta_pais_16"&gt;&lt;/td&gt;&lt;td&gt;&lt;input type="text" name="respuesta_capital_16"&gt;&lt;input type="hidden" name="respuesta_pais_16" value="San Marino"&gt;&lt;input type="hidden" name="respuesta_capital_16" value="Ciudad de San Marino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.png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Roma</text:p>
          </table:table-cell>
          <table:table-cell table:style-name="ce2" office:value-type="float" office:value="59943933" calcext:value-type="float">
            <text:p>59943933</text:p>
          </table:table-cell>
          <table:table-cell table:style-name="ce2" office:value-type="string" calcext:value-type="string">
            <text:p>301.318 km2</text:p>
          </table:table-cell>
          <table:table-cell table:formula="of:=COM.MICROSOFT.CONCAT([.$K$1];[.$K$2];[.C35];[.$K$3];[.$K$4];[.$K$5];[.A35];[.$K$6];[.$K$7];[.A35];[.$K$8];[.$K$9];[.A35];[.$K$10];[.D35];[.$K$11];[.$K$12];[.A35];[.$K$13];[.E35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it.png&quot; width=&quot;40&quot; height=&quot;20&quot;&gt;&lt;/td&gt;&lt;td&gt;&lt;input type=&quot;text&quot; name=&quot;respuesta_pais_17&quot;&gt;&lt;/td&gt;&lt;td&gt;&lt;input type=&quot;text&quot; name=&quot;respuesta_capital_17&quot;&gt;&lt;input type=&quot;hidden&quot; name=&quot;respuesta_pais_17&quot; value=&quot;Italia&quot;&gt;&lt;input type=&quot;hidden&quot; name=&quot;respuesta_capital_17&quot; value=&quot;Rom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it.png" width="40" height="20"&gt;&lt;/td&gt;&lt;td&gt;&lt;input type="text" name="respuesta_pais_17"&gt;&lt;/td&gt;&lt;td&gt;&lt;input type="text" name="respuesta_capital_17"&gt;&lt;input type="hidden" name="respuesta_pais_17" value="Italia"&gt;&lt;input type="hidden" name="respuesta_capital_17" value="Roma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.png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Vaduz</text:p>
          </table:table-cell>
          <table:table-cell table:style-name="ce2" office:value-type="float" office:value="37132" calcext:value-type="float">
            <text:p>37132</text:p>
          </table:table-cell>
          <table:table-cell table:style-name="ce2" office:value-type="string" calcext:value-type="string">
            <text:p>160 km2</text:p>
          </table:table-cell>
          <table:table-cell table:formula="of:=COM.MICROSOFT.CONCAT([.$K$1];[.$K$2];[.C36];[.$K$3];[.$K$4];[.$K$5];[.A36];[.$K$6];[.$K$7];[.A36];[.$K$8];[.$K$9];[.A36];[.$K$10];[.D36];[.$K$11];[.$K$12];[.A36];[.$K$13];[.E36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li.png&quot; width=&quot;40&quot; height=&quot;20&quot;&gt;&lt;/td&gt;&lt;td&gt;&lt;input type=&quot;text&quot; name=&quot;respuesta_pais_18&quot;&gt;&lt;/td&gt;&lt;td&gt;&lt;input type=&quot;text&quot; name=&quot;respuesta_capital_18&quot;&gt;&lt;input type=&quot;hidden&quot; name=&quot;respuesta_pais_18&quot; value=&quot;Liechtenstein&quot;&gt;&lt;input type=&quot;hidden&quot; name=&quot;respuesta_capital_18&quot; value=&quot;Vaduz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li.png" width="40" height="20"&gt;&lt;/td&gt;&lt;td&gt;&lt;input type="text" name="respuesta_pais_18"&gt;&lt;/td&gt;&lt;td&gt;&lt;input type="text" name="respuesta_capital_18"&gt;&lt;input type="hidden" name="respuesta_pais_18" value="Liechtenstein"&gt;&lt;input type="hidden" name="respuesta_capital_18" value="Vaduz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.png</text:p>
          </table:table-cell>
          <table:table-cell office:value-type="string" calcext:value-type="string">
            <text:p>Bosnia y Herzegovina</text:p>
          </table:table-cell>
          <table:table-cell office:value-type="string" calcext:value-type="string">
            <text:p>Sarajevo</text:p>
          </table:table-cell>
          <table:table-cell table:style-name="ce2" office:value-type="float" office:value="3791622" calcext:value-type="float">
            <text:p>3791622</text:p>
          </table:table-cell>
          <table:table-cell table:style-name="ce2" office:value-type="string" calcext:value-type="string">
            <text:p>51.197 km2</text:p>
          </table:table-cell>
          <table:table-cell table:formula="of:=COM.MICROSOFT.CONCAT([.$K$1];[.$K$2];[.C37];[.$K$3];[.$K$4];[.$K$5];[.A37];[.$K$6];[.$K$7];[.A37];[.$K$8];[.$K$9];[.A37];[.$K$10];[.D37];[.$K$11];[.$K$12];[.A37];[.$K$13];[.E37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ba.png&quot; width=&quot;40&quot; height=&quot;20&quot;&gt;&lt;/td&gt;&lt;td&gt;&lt;input type=&quot;text&quot; name=&quot;respuesta_pais_19&quot;&gt;&lt;/td&gt;&lt;td&gt;&lt;input type=&quot;text&quot; name=&quot;respuesta_capital_19&quot;&gt;&lt;input type=&quot;hidden&quot; name=&quot;respuesta_pais_19&quot; value=&quot;Bosnia y Herzegovina&quot;&gt;&lt;input type=&quot;hidden&quot; name=&quot;respuesta_capital_19&quot; value=&quot;Sarajevo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ba.png" width="40" height="20"&gt;&lt;/td&gt;&lt;td&gt;&lt;input type="text" name="respuesta_pais_19"&gt;&lt;/td&gt;&lt;td&gt;&lt;input type="text" name="respuesta_capital_19"&gt;&lt;input type="hidden" name="respuesta_pais_19" value="Bosnia y Herzegovina"&gt;&lt;input type="hidden" name="respuesta_capital_19" value="Sarajevo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r.png</text:p>
          </table:table-cell>
          <table:table-cell office:value-type="string" calcext:value-type="string">
            <text:p>Croacia</text:p>
          </table:table-cell>
          <table:table-cell office:value-type="string" calcext:value-type="string">
            <text:p>Zagreb</text:p>
          </table:table-cell>
          <table:table-cell table:style-name="ce2" office:value-type="float" office:value="4290612" calcext:value-type="float">
            <text:p>4290612</text:p>
          </table:table-cell>
          <table:table-cell table:style-name="ce2" office:value-type="string" calcext:value-type="string">
            <text:p>56.538 km2</text:p>
          </table:table-cell>
          <table:table-cell table:formula="of:=COM.MICROSOFT.CONCAT([.$K$1];[.$K$2];[.C38];[.$K$3];[.$K$4];[.$K$5];[.A38];[.$K$6];[.$K$7];[.A38];[.$K$8];[.$K$9];[.A38];[.$K$10];[.D38];[.$K$11];[.$K$12];[.A38];[.$K$13];[.E38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hr.png&quot; width=&quot;40&quot; height=&quot;20&quot;&gt;&lt;/td&gt;&lt;td&gt;&lt;input type=&quot;text&quot; name=&quot;respuesta_pais_20&quot;&gt;&lt;/td&gt;&lt;td&gt;&lt;input type=&quot;text&quot; name=&quot;respuesta_capital_20&quot;&gt;&lt;input type=&quot;hidden&quot; name=&quot;respuesta_pais_20&quot; value=&quot;Croacia&quot;&gt;&lt;input type=&quot;hidden&quot; name=&quot;respuesta_capital_20&quot; value=&quot;Zagreb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hr.png" width="40" height="20"&gt;&lt;/td&gt;&lt;td&gt;&lt;input type="text" name="respuesta_pais_20"&gt;&lt;/td&gt;&lt;td&gt;&lt;input type="text" name="respuesta_capital_20"&gt;&lt;input type="hidden" name="respuesta_pais_20" value="Croacia"&gt;&lt;input type="hidden" name="respuesta_capital_20" value="Zagreb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s.png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elgrado</text:p>
          </table:table-cell>
          <table:table-cell table:style-name="ce2" office:value-type="float" office:value="7181505" calcext:value-type="float">
            <text:p>7181505</text:p>
          </table:table-cell>
          <table:table-cell table:style-name="ce2" office:value-type="string" calcext:value-type="string">
            <text:p>77.474 km2</text:p>
          </table:table-cell>
          <table:table-cell table:formula="of:=COM.MICROSOFT.CONCAT([.$K$1];[.$K$2];[.C39];[.$K$3];[.$K$4];[.$K$5];[.A39];[.$K$6];[.$K$7];[.A39];[.$K$8];[.$K$9];[.A39];[.$K$10];[.D39];[.$K$11];[.$K$12];[.A39];[.$K$13];[.E39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rs.png&quot; width=&quot;40&quot; height=&quot;20&quot;&gt;&lt;/td&gt;&lt;td&gt;&lt;input type=&quot;text&quot; name=&quot;respuesta_pais_21&quot;&gt;&lt;/td&gt;&lt;td&gt;&lt;input type=&quot;text&quot; name=&quot;respuesta_capital_21&quot;&gt;&lt;input type=&quot;hidden&quot; name=&quot;respuesta_pais_21&quot; value=&quot;Serbia&quot;&gt;&lt;input type=&quot;hidden&quot; name=&quot;respuesta_capital_21&quot; value=&quot;Belgrado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rs.png" width="40" height="20"&gt;&lt;/td&gt;&lt;td&gt;&lt;input type="text" name="respuesta_pais_21"&gt;&lt;/td&gt;&lt;td&gt;&lt;input type="text" name="respuesta_capital_21"&gt;&lt;input type="hidden" name="respuesta_pais_21" value="Serbia"&gt;&lt;input type="hidden" name="respuesta_capital_21" value="Belgrado"&gt;&lt;/td&gt;&lt;/tr&gt;</text:p>
          </table:table-cell>
          <table:table-cell table:number-columns-repeated="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.png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orra la Vieja</text:p>
          </table:table-cell>
          <table:table-cell table:style-name="ce2" office:value-type="float" office:value="76098" calcext:value-type="float">
            <text:p>76098</text:p>
          </table:table-cell>
          <table:table-cell table:style-name="ce2" office:value-type="string" calcext:value-type="string">
            <text:p>468 km2</text:p>
          </table:table-cell>
          <table:table-cell table:formula="of:=COM.MICROSOFT.CONCAT([.$K$1];[.$K$2];[.C40];[.$K$3];[.$K$4];[.$K$5];[.A40];[.$K$6];[.$K$7];[.A40];[.$K$8];[.$K$9];[.A40];[.$K$10];[.D40];[.$K$11];[.$K$12];[.A40];[.$K$13];[.E40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ad.png&quot; width=&quot;40&quot; height=&quot;20&quot;&gt;&lt;/td&gt;&lt;td&gt;&lt;input type=&quot;text&quot; name=&quot;respuesta_pais_22&quot;&gt;&lt;/td&gt;&lt;td&gt;&lt;input type=&quot;text&quot; name=&quot;respuesta_capital_22&quot;&gt;&lt;input type=&quot;hidden&quot; name=&quot;respuesta_pais_22&quot; value=&quot;Andorra&quot;&gt;&lt;input type=&quot;hidden&quot; name=&quot;respuesta_capital_22&quot; value=&quot;Andorra la Viej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ad.png" width="40" height="20"&gt;&lt;/td&gt;&lt;td&gt;&lt;input type="text" name="respuesta_pais_22"&gt;&lt;/td&gt;&lt;td&gt;&lt;input type="text" name="respuesta_capital_22"&gt;&lt;input type="hidden" name="respuesta_pais_22" value="Andorra"&gt;&lt;input type="hidden" name="respuesta_capital_22" value="Andorra la Vieja"&gt;&lt;/td&gt;&lt;/tr&gt;</text:p>
          </table:table-cell>
          <table:table-cell table:number-columns-repeated="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a.png</text:p>
          </table:table-cell>
          <table:table-cell table:number-columns-repeated="2" office:value-type="string" calcext:value-type="string">
            <text:p>Ciudad del Vaticano</text:p>
          </table:table-cell>
          <table:table-cell table:style-name="ce2" office:value-type="float" office:value="839" calcext:value-type="float">
            <text:p>839</text:p>
          </table:table-cell>
          <table:table-cell table:style-name="ce2" office:value-type="string" calcext:value-type="string">
            <text:p>0,44 km2</text:p>
          </table:table-cell>
          <table:table-cell table:formula="of:=COM.MICROSOFT.CONCAT([.$K$1];[.$K$2];[.C41];[.$K$3];[.$K$4];[.$K$5];[.A41];[.$K$6];[.$K$7];[.A41];[.$K$8];[.$K$9];[.A41];[.$K$10];[.D41];[.$K$11];[.$K$12];[.A41];[.$K$13];[.E41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va.png&quot; width=&quot;40&quot; height=&quot;20&quot;&gt;&lt;/td&gt;&lt;td&gt;&lt;input type=&quot;text&quot; name=&quot;respuesta_pais_23&quot;&gt;&lt;/td&gt;&lt;td&gt;&lt;input type=&quot;text&quot; name=&quot;respuesta_capital_23&quot;&gt;&lt;input type=&quot;hidden&quot; name=&quot;respuesta_pais_23&quot; value=&quot;Ciudad del Vaticano&quot;&gt;&lt;input type=&quot;hidden&quot; name=&quot;respuesta_capital_23&quot; value=&quot;Ciudad del Vaticano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va.png" width="40" height="20"&gt;&lt;/td&gt;&lt;td&gt;&lt;input type="text" name="respuesta_pais_23"&gt;&lt;/td&gt;&lt;td&gt;&lt;input type="text" name="respuesta_capital_23"&gt;&lt;input type="hidden" name="respuesta_pais_23" value="Ciudad del Vaticano"&gt;&lt;input type="hidden" name="respuesta_capital_23" value="Ciudad del Vaticano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k.png</text:p>
          </table:table-cell>
          <table:table-cell office:value-type="string" calcext:value-type="string">
            <text:p>Eslovaquia</text:p>
          </table:table-cell>
          <table:table-cell office:value-type="string" calcext:value-type="string">
            <text:p>Bratislava</text:p>
          </table:table-cell>
          <table:table-cell table:style-name="ce2" office:value-type="float" office:value="5415949" calcext:value-type="float">
            <text:p>5415949</text:p>
          </table:table-cell>
          <table:table-cell table:style-name="ce2" office:value-type="string" calcext:value-type="string">
            <text:p>49.033 km2</text:p>
          </table:table-cell>
          <table:table-cell table:formula="of:=COM.MICROSOFT.CONCAT([.$K$1];[.$K$2];[.C42];[.$K$3];[.$K$4];[.$K$5];[.A42];[.$K$6];[.$K$7];[.A42];[.$K$8];[.$K$9];[.A42];[.$K$10];[.D42];[.$K$11];[.$K$12];[.A42];[.$K$13];[.E42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sk.png&quot; width=&quot;40&quot; height=&quot;20&quot;&gt;&lt;/td&gt;&lt;td&gt;&lt;input type=&quot;text&quot; name=&quot;respuesta_pais_24&quot;&gt;&lt;/td&gt;&lt;td&gt;&lt;input type=&quot;text&quot; name=&quot;respuesta_capital_24&quot;&gt;&lt;input type=&quot;hidden&quot; name=&quot;respuesta_pais_24&quot; value=&quot;Eslovaquia&quot;&gt;&lt;input type=&quot;hidden&quot; name=&quot;respuesta_capital_24&quot; value=&quot;Bratislav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sk.png" width="40" height="20"&gt;&lt;/td&gt;&lt;td&gt;&lt;input type="text" name="respuesta_pais_24"&gt;&lt;/td&gt;&lt;td&gt;&lt;input type="text" name="respuesta_capital_24"&gt;&lt;input type="hidden" name="respuesta_pais_24" value="Eslovaquia"&gt;&lt;input type="hidden" name="respuesta_capital_24" value="Bratislava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.png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Podgorica</text:p>
          </table:table-cell>
          <table:table-cell table:style-name="ce2" office:value-type="float" office:value="620029" calcext:value-type="float">
            <text:p>620029</text:p>
          </table:table-cell>
          <table:table-cell table:style-name="ce2" office:value-type="string" calcext:value-type="string">
            <text:p>13.812 km2</text:p>
          </table:table-cell>
          <table:table-cell table:formula="of:=COM.MICROSOFT.CONCAT([.$K$1];[.$K$2];[.C43];[.$K$3];[.$K$4];[.$K$5];[.A43];[.$K$6];[.$K$7];[.A43];[.$K$8];[.$K$9];[.A43];[.$K$10];[.D43];[.$K$11];[.$K$12];[.A43];[.$K$13];[.E43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me.png&quot; width=&quot;40&quot; height=&quot;20&quot;&gt;&lt;/td&gt;&lt;td&gt;&lt;input type=&quot;text&quot; name=&quot;respuesta_pais_25&quot;&gt;&lt;/td&gt;&lt;td&gt;&lt;input type=&quot;text&quot; name=&quot;respuesta_capital_25&quot;&gt;&lt;input type=&quot;hidden&quot; name=&quot;respuesta_pais_25&quot; value=&quot;Montenegro&quot;&gt;&lt;input type=&quot;hidden&quot; name=&quot;respuesta_capital_25&quot; value=&quot;Podgoric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me.png" width="40" height="20"&gt;&lt;/td&gt;&lt;td&gt;&lt;input type="text" name="respuesta_pais_25"&gt;&lt;/td&gt;&lt;td&gt;&lt;input type="text" name="respuesta_capital_25"&gt;&lt;input type="hidden" name="respuesta_pais_25" value="Montenegro"&gt;&lt;input type="hidden" name="respuesta_capital_25" value="Podgorica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v.png</text:p>
          </table:table-cell>
          <table:table-cell office:value-type="string" calcext:value-type="string">
            <text:p>Letonia</text:p>
          </table:table-cell>
          <table:table-cell office:value-type="string" calcext:value-type="string">
            <text:p>Riga</text:p>
          </table:table-cell>
          <table:table-cell table:style-name="ce2" office:value-type="float" office:value="2003900" calcext:value-type="float">
            <text:p>2003900</text:p>
          </table:table-cell>
          <table:table-cell table:style-name="ce2" office:value-type="string" calcext:value-type="string">
            <text:p>64.600 km2</text:p>
          </table:table-cell>
          <table:table-cell table:formula="of:=COM.MICROSOFT.CONCAT([.$K$1];[.$K$2];[.C44];[.$K$3];[.$K$4];[.$K$5];[.A44];[.$K$6];[.$K$7];[.A44];[.$K$8];[.$K$9];[.A44];[.$K$10];[.D44];[.$K$11];[.$K$12];[.A44];[.$K$13];[.E44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lv.png&quot; width=&quot;40&quot; height=&quot;20&quot;&gt;&lt;/td&gt;&lt;td&gt;&lt;input type=&quot;text&quot; name=&quot;respuesta_pais_26&quot;&gt;&lt;/td&gt;&lt;td&gt;&lt;input type=&quot;text&quot; name=&quot;respuesta_capital_26&quot;&gt;&lt;input type=&quot;hidden&quot; name=&quot;respuesta_pais_26&quot; value=&quot;Letonia&quot;&gt;&lt;input type=&quot;hidden&quot; name=&quot;respuesta_capital_26&quot; value=&quot;Rig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lv.png" width="40" height="20"&gt;&lt;/td&gt;&lt;td&gt;&lt;input type="text" name="respuesta_pais_26"&gt;&lt;/td&gt;&lt;td&gt;&lt;input type="text" name="respuesta_capital_26"&gt;&lt;input type="hidden" name="respuesta_pais_26" value="Letonia"&gt;&lt;input type="hidden" name="respuesta_capital_26" value="Riga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k.png</text:p>
          </table:table-cell>
          <table:table-cell office:value-type="string" calcext:value-type="string">
            <text:p>Dinamarca</text:p>
          </table:table-cell>
          <table:table-cell office:value-type="string" calcext:value-type="string">
            <text:p>Copenhague</text:p>
          </table:table-cell>
          <table:table-cell table:style-name="ce2" office:value-type="float" office:value="5627235" calcext:value-type="float">
            <text:p>5627235</text:p>
          </table:table-cell>
          <table:table-cell table:style-name="ce2" office:value-type="string" calcext:value-type="string">
            <text:p>43.094 km2</text:p>
          </table:table-cell>
          <table:table-cell table:formula="of:=COM.MICROSOFT.CONCAT([.$K$1];[.$K$2];[.C45];[.$K$3];[.$K$4];[.$K$5];[.A45];[.$K$6];[.$K$7];[.A45];[.$K$8];[.$K$9];[.A45];[.$K$10];[.D45];[.$K$11];[.$K$12];[.A45];[.$K$13];[.E45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dk.png&quot; width=&quot;40&quot; height=&quot;20&quot;&gt;&lt;/td&gt;&lt;td&gt;&lt;input type=&quot;text&quot; name=&quot;respuesta_pais_27&quot;&gt;&lt;/td&gt;&lt;td&gt;&lt;input type=&quot;text&quot; name=&quot;respuesta_capital_27&quot;&gt;&lt;input type=&quot;hidden&quot; name=&quot;respuesta_pais_27&quot; value=&quot;Dinamarca&quot;&gt;&lt;input type=&quot;hidden&quot; name=&quot;respuesta_capital_27&quot; value=&quot;Copenhague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dk.png" width="40" height="20"&gt;&lt;/td&gt;&lt;td&gt;&lt;input type="text" name="respuesta_pais_27"&gt;&lt;/td&gt;&lt;td&gt;&lt;input type="text" name="respuesta_capital_27"&gt;&lt;input type="hidden" name="respuesta_pais_27" value="Dinamarca"&gt;&lt;input type="hidden" name="respuesta_capital_27" value="Copenhague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c.png</text:p>
          </table:table-cell>
          <table:table-cell table:number-columns-repeated="2" office:value-type="string" calcext:value-type="string">
            <text:p>Mónaco</text:p>
          </table:table-cell>
          <table:table-cell table:style-name="ce2" office:value-type="float" office:value="36136" calcext:value-type="float">
            <text:p>36136</text:p>
          </table:table-cell>
          <table:table-cell table:style-name="ce2" office:value-type="string" calcext:value-type="string">
            <text:p>2 km2</text:p>
          </table:table-cell>
          <table:table-cell table:formula="of:=COM.MICROSOFT.CONCAT([.$K$1];[.$K$2];[.C46];[.$K$3];[.$K$4];[.$K$5];[.A46];[.$K$6];[.$K$7];[.A46];[.$K$8];[.$K$9];[.A46];[.$K$10];[.D46];[.$K$11];[.$K$12];[.A46];[.$K$13];[.E46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mc.png&quot; width=&quot;40&quot; height=&quot;20&quot;&gt;&lt;/td&gt;&lt;td&gt;&lt;input type=&quot;text&quot; name=&quot;respuesta_pais_28&quot;&gt;&lt;/td&gt;&lt;td&gt;&lt;input type=&quot;text&quot; name=&quot;respuesta_capital_28&quot;&gt;&lt;input type=&quot;hidden&quot; name=&quot;respuesta_pais_28&quot; value=&quot;Mónaco&quot;&gt;&lt;input type=&quot;hidden&quot; name=&quot;respuesta_capital_28&quot; value=&quot;Mónaco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mc.png" width="40" height="20"&gt;&lt;/td&gt;&lt;td&gt;&lt;input type="text" name="respuesta_pais_28"&gt;&lt;/td&gt;&lt;td&gt;&lt;input type="text" name="respuesta_capital_28"&gt;&lt;input type="hidden" name="respuesta_pais_28" value="Mónaco"&gt;&lt;input type="hidden" name="respuesta_capital_28" value="Mónaco"&gt;&lt;/td&gt;&lt;/tr&gt;</text:p>
          </table:table-cell>
          <table:table-cell table:number-columns-repeated="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u.png</text:p>
          </table:table-cell>
          <table:table-cell office:value-type="string" calcext:value-type="string">
            <text:p>Rusia</text:p>
          </table:table-cell>
          <table:table-cell office:value-type="string" calcext:value-type="string">
            <text:p>Moscú</text:p>
          </table:table-cell>
          <table:table-cell table:style-name="ce2" office:value-type="float" office:value="143700000" calcext:value-type="float">
            <text:p>143700000</text:p>
          </table:table-cell>
          <table:table-cell table:style-name="ce2" office:value-type="string" calcext:value-type="string">
            <text:p>17.098.200 km2</text:p>
          </table:table-cell>
          <table:table-cell table:formula="of:=COM.MICROSOFT.CONCAT([.$K$1];[.$K$2];[.C47];[.$K$3];[.$K$4];[.$K$5];[.A47];[.$K$6];[.$K$7];[.A47];[.$K$8];[.$K$9];[.A47];[.$K$10];[.D47];[.$K$11];[.$K$12];[.A47];[.$K$13];[.E47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ru.png&quot; width=&quot;40&quot; height=&quot;20&quot;&gt;&lt;/td&gt;&lt;td&gt;&lt;input type=&quot;text&quot; name=&quot;respuesta_pais_29&quot;&gt;&lt;/td&gt;&lt;td&gt;&lt;input type=&quot;text&quot; name=&quot;respuesta_capital_29&quot;&gt;&lt;input type=&quot;hidden&quot; name=&quot;respuesta_pais_29&quot; value=&quot;Rusia&quot;&gt;&lt;input type=&quot;hidden&quot; name=&quot;respuesta_capital_29&quot; value=&quot;Moscú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ru.png" width="40" height="20"&gt;&lt;/td&gt;&lt;td&gt;&lt;input type="text" name="respuesta_pais_29"&gt;&lt;/td&gt;&lt;td&gt;&lt;input type="text" name="respuesta_capital_29"&gt;&lt;input type="hidden" name="respuesta_pais_29" value="Rusia"&gt;&lt;input type="hidden" name="respuesta_capital_29" value="Moscú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g.pn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Sofía</text:p>
          </table:table-cell>
          <table:table-cell table:style-name="ce2" office:value-type="float" office:value="7282041" calcext:value-type="float">
            <text:p>7282041</text:p>
          </table:table-cell>
          <table:table-cell table:style-name="ce2" office:value-type="string" calcext:value-type="string">
            <text:p>110.912 km2</text:p>
          </table:table-cell>
          <table:table-cell table:formula="of:=COM.MICROSOFT.CONCAT([.$K$1];[.$K$2];[.C48];[.$K$3];[.$K$4];[.$K$5];[.A48];[.$K$6];[.$K$7];[.A48];[.$K$8];[.$K$9];[.A48];[.$K$10];[.D48];[.$K$11];[.$K$12];[.A48];[.$K$13];[.E48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bg.png&quot; width=&quot;40&quot; height=&quot;20&quot;&gt;&lt;/td&gt;&lt;td&gt;&lt;input type=&quot;text&quot; name=&quot;respuesta_pais_30&quot;&gt;&lt;/td&gt;&lt;td&gt;&lt;input type=&quot;text&quot; name=&quot;respuesta_capital_30&quot;&gt;&lt;input type=&quot;hidden&quot; name=&quot;respuesta_pais_30&quot; value=&quot;Bulgaria&quot;&gt;&lt;input type=&quot;hidden&quot; name=&quot;respuesta_capital_30&quot; value=&quot;Sofí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bg.png" width="40" height="20"&gt;&lt;/td&gt;&lt;td&gt;&lt;input type="text" name="respuesta_pais_30"&gt;&lt;/td&gt;&lt;td&gt;&lt;input type="text" name="respuesta_capital_30"&gt;&lt;input type="hidden" name="respuesta_pais_30" value="Bulgaria"&gt;&lt;input type="hidden" name="respuesta_capital_30" value="Sofía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e.png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Tallin</text:p>
          </table:table-cell>
          <table:table-cell table:style-name="ce2" office:value-type="float" office:value="1311870" calcext:value-type="float">
            <text:p>1311870</text:p>
          </table:table-cell>
          <table:table-cell table:style-name="ce2" office:value-type="string" calcext:value-type="string">
            <text:p>45.100 km2</text:p>
          </table:table-cell>
          <table:table-cell table:formula="of:=COM.MICROSOFT.CONCAT([.$K$1];[.$K$2];[.C49];[.$K$3];[.$K$4];[.$K$5];[.A49];[.$K$6];[.$K$7];[.A49];[.$K$8];[.$K$9];[.A49];[.$K$10];[.D49];[.$K$11];[.$K$12];[.A49];[.$K$13];[.E49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ee.png&quot; width=&quot;40&quot; height=&quot;20&quot;&gt;&lt;/td&gt;&lt;td&gt;&lt;input type=&quot;text&quot; name=&quot;respuesta_pais_31&quot;&gt;&lt;/td&gt;&lt;td&gt;&lt;input type=&quot;text&quot; name=&quot;respuesta_capital_31&quot;&gt;&lt;input type=&quot;hidden&quot; name=&quot;respuesta_pais_31&quot; value=&quot;Estonia&quot;&gt;&lt;input type=&quot;hidden&quot; name=&quot;respuesta_capital_31&quot; value=&quot;Tallin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ee.png" width="40" height="20"&gt;&lt;/td&gt;&lt;td&gt;&lt;input type="text" name="respuesta_pais_31"&gt;&lt;/td&gt;&lt;td&gt;&lt;input type="text" name="respuesta_capital_31"&gt;&lt;input type="hidden" name="respuesta_pais_31" value="Estonia"&gt;&lt;input type="hidden" name="respuesta_capital_31" value="Tallin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i.png</text:p>
          </table:table-cell>
          <table:table-cell office:value-type="string" calcext:value-type="string">
            <text:p>Finlandia</text:p>
          </table:table-cell>
          <table:table-cell office:value-type="string" calcext:value-type="string">
            <text:p>Helsinki</text:p>
          </table:table-cell>
          <table:table-cell table:style-name="ce2" office:value-type="float" office:value="5452821" calcext:value-type="float">
            <text:p>5452821</text:p>
          </table:table-cell>
          <table:table-cell table:style-name="ce2" office:value-type="string" calcext:value-type="string">
            <text:p>338.145 km2</text:p>
          </table:table-cell>
          <table:table-cell table:formula="of:=COM.MICROSOFT.CONCAT([.$K$1];[.$K$2];[.C50];[.$K$3];[.$K$4];[.$K$5];[.A50];[.$K$6];[.$K$7];[.A50];[.$K$8];[.$K$9];[.A50];[.$K$10];[.D50];[.$K$11];[.$K$12];[.A50];[.$K$13];[.E50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fi.png&quot; width=&quot;40&quot; height=&quot;20&quot;&gt;&lt;/td&gt;&lt;td&gt;&lt;input type=&quot;text&quot; name=&quot;respuesta_pais_32&quot;&gt;&lt;/td&gt;&lt;td&gt;&lt;input type=&quot;text&quot; name=&quot;respuesta_capital_32&quot;&gt;&lt;input type=&quot;hidden&quot; name=&quot;respuesta_pais_32&quot; value=&quot;Finlandia&quot;&gt;&lt;input type=&quot;hidden&quot; name=&quot;respuesta_capital_32&quot; value=&quot;Helsinki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fi.png" width="40" height="20"&gt;&lt;/td&gt;&lt;td&gt;&lt;input type="text" name="respuesta_pais_32"&gt;&lt;/td&gt;&lt;td&gt;&lt;input type="text" name="respuesta_capital_32"&gt;&lt;input type="hidden" name="respuesta_pais_32" value="Finlandia"&gt;&lt;input type="hidden" name="respuesta_capital_32" value="Helsinki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y.png</text:p>
          </table:table-cell>
          <table:table-cell office:value-type="string" calcext:value-type="string">
            <text:p>Bielorrusia</text:p>
          </table:table-cell>
          <table:table-cell office:value-type="string" calcext:value-type="string">
            <text:p>Minsk</text:p>
          </table:table-cell>
          <table:table-cell table:style-name="ce2" office:value-type="float" office:value="9468100" calcext:value-type="float">
            <text:p>9468100</text:p>
          </table:table-cell>
          <table:table-cell table:style-name="ce2" office:value-type="string" calcext:value-type="string">
            <text:p>207.600 km2</text:p>
          </table:table-cell>
          <table:table-cell table:formula="of:=COM.MICROSOFT.CONCAT([.$K$1];[.$K$2];[.C51];[.$K$3];[.$K$4];[.$K$5];[.A51];[.$K$6];[.$K$7];[.A51];[.$K$8];[.$K$9];[.A51];[.$K$10];[.D51];[.$K$11];[.$K$12];[.A51];[.$K$13];[.E51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by.png&quot; width=&quot;40&quot; height=&quot;20&quot;&gt;&lt;/td&gt;&lt;td&gt;&lt;input type=&quot;text&quot; name=&quot;respuesta_pais_33&quot;&gt;&lt;/td&gt;&lt;td&gt;&lt;input type=&quot;text&quot; name=&quot;respuesta_capital_33&quot;&gt;&lt;input type=&quot;hidden&quot; name=&quot;respuesta_pais_33&quot; value=&quot;Bielorrusia&quot;&gt;&lt;input type=&quot;hidden&quot; name=&quot;respuesta_capital_33&quot; value=&quot;Minsk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by.png" width="40" height="20"&gt;&lt;/td&gt;&lt;td&gt;&lt;input type="text" name="respuesta_pais_33"&gt;&lt;/td&gt;&lt;td&gt;&lt;input type="text" name="respuesta_capital_33"&gt;&lt;input type="hidden" name="respuesta_pais_33" value="Bielorrusia"&gt;&lt;input type="hidden" name="respuesta_capital_33" value="Minsk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.png</text:p>
          </table:table-cell>
          <table:table-cell office:value-type="string" calcext:value-type="string">
            <text:p>Moldavia</text:p>
          </table:table-cell>
          <table:table-cell office:value-type="string" calcext:value-type="string">
            <text:p>Chişinău</text:p>
          </table:table-cell>
          <table:table-cell table:style-name="ce2" office:value-type="float" office:value="3559500" calcext:value-type="float">
            <text:p>3559500</text:p>
          </table:table-cell>
          <table:table-cell table:style-name="ce2" office:value-type="string" calcext:value-type="string">
            <text:p>33.851 km2</text:p>
          </table:table-cell>
          <table:table-cell table:formula="of:=COM.MICROSOFT.CONCAT([.$K$1];[.$K$2];[.C52];[.$K$3];[.$K$4];[.$K$5];[.A52];[.$K$6];[.$K$7];[.A52];[.$K$8];[.$K$9];[.A52];[.$K$10];[.D52];[.$K$11];[.$K$12];[.A52];[.$K$13];[.E52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md.png&quot; width=&quot;40&quot; height=&quot;20&quot;&gt;&lt;/td&gt;&lt;td&gt;&lt;input type=&quot;text&quot; name=&quot;respuesta_pais_34&quot;&gt;&lt;/td&gt;&lt;td&gt;&lt;input type=&quot;text&quot; name=&quot;respuesta_capital_34&quot;&gt;&lt;input type=&quot;hidden&quot; name=&quot;respuesta_pais_34&quot; value=&quot;Moldavia&quot;&gt;&lt;input type=&quot;hidden&quot; name=&quot;respuesta_capital_34&quot; value=&quot;Chişinău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md.png" width="40" height="20"&gt;&lt;/td&gt;&lt;td&gt;&lt;input type="text" name="respuesta_pais_34"&gt;&lt;/td&gt;&lt;td&gt;&lt;input type="text" name="respuesta_capital_34"&gt;&lt;input type="hidden" name="respuesta_pais_34" value="Moldavia"&gt;&lt;input type="hidden" name="respuesta_capital_34" value="Chişinău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b.png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Londres</text:p>
          </table:table-cell>
          <table:table-cell table:style-name="ce2" office:value-type="float" office:value="63705000" calcext:value-type="float">
            <text:p>63705000</text:p>
          </table:table-cell>
          <table:table-cell table:style-name="ce2" office:value-type="string" calcext:value-type="string">
            <text:p>242.900 km2</text:p>
          </table:table-cell>
          <table:table-cell table:formula="of:=COM.MICROSOFT.CONCAT([.$K$1];[.$K$2];[.C53];[.$K$3];[.$K$4];[.$K$5];[.A53];[.$K$6];[.$K$7];[.A53];[.$K$8];[.$K$9];[.A53];[.$K$10];[.D53];[.$K$11];[.$K$12];[.A53];[.$K$13];[.E53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gb.png&quot; width=&quot;40&quot; height=&quot;20&quot;&gt;&lt;/td&gt;&lt;td&gt;&lt;input type=&quot;text&quot; name=&quot;respuesta_pais_35&quot;&gt;&lt;/td&gt;&lt;td&gt;&lt;input type=&quot;text&quot; name=&quot;respuesta_capital_35&quot;&gt;&lt;input type=&quot;hidden&quot; name=&quot;respuesta_pais_35&quot; value=&quot;Reino Unido&quot;&gt;&lt;input type=&quot;hidden&quot; name=&quot;respuesta_capital_35&quot; value=&quot;Londres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gb.png" width="40" height="20"&gt;&lt;/td&gt;&lt;td&gt;&lt;input type="text" name="respuesta_pais_35"&gt;&lt;/td&gt;&lt;td&gt;&lt;input type="text" name="respuesta_capital_35"&gt;&lt;input type="hidden" name="respuesta_pais_35" value="Reino Unido"&gt;&lt;input type="hidden" name="respuesta_capital_35" value="Londres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t.png</text:p>
          </table:table-cell>
          <table:table-cell office:value-type="string" calcext:value-type="string">
            <text:p>Lituania</text:p>
          </table:table-cell>
          <table:table-cell office:value-type="string" calcext:value-type="string">
            <text:p>Vilna</text:p>
          </table:table-cell>
          <table:table-cell table:style-name="ce2" office:value-type="float" office:value="2941953" calcext:value-type="float">
            <text:p>2941953</text:p>
          </table:table-cell>
          <table:table-cell table:style-name="ce2" office:value-type="string" calcext:value-type="string">
            <text:p>65.300 km2</text:p>
          </table:table-cell>
          <table:table-cell table:formula="of:=COM.MICROSOFT.CONCAT([.$K$1];[.$K$2];[.C54];[.$K$3];[.$K$4];[.$K$5];[.A54];[.$K$6];[.$K$7];[.A54];[.$K$8];[.$K$9];[.A54];[.$K$10];[.D54];[.$K$11];[.$K$12];[.A54];[.$K$13];[.E54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lt.png&quot; width=&quot;40&quot; height=&quot;20&quot;&gt;&lt;/td&gt;&lt;td&gt;&lt;input type=&quot;text&quot; name=&quot;respuesta_pais_36&quot;&gt;&lt;/td&gt;&lt;td&gt;&lt;input type=&quot;text&quot; name=&quot;respuesta_capital_36&quot;&gt;&lt;input type=&quot;hidden&quot; name=&quot;respuesta_pais_36&quot; value=&quot;Lituania&quot;&gt;&lt;input type=&quot;hidden&quot; name=&quot;respuesta_capital_36&quot; value=&quot;Viln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lt.png" width="40" height="20"&gt;&lt;/td&gt;&lt;td&gt;&lt;input type="text" name="respuesta_pais_36"&gt;&lt;/td&gt;&lt;td&gt;&lt;input type="text" name="respuesta_capital_36"&gt;&lt;input type="hidden" name="respuesta_pais_36" value="Lituania"&gt;&lt;input type="hidden" name="respuesta_capital_36" value="Vilna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l.png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Varsovia</text:p>
          </table:table-cell>
          <table:table-cell table:style-name="ce2" office:value-type="float" office:value="38502396" calcext:value-type="float">
            <text:p>38502396</text:p>
          </table:table-cell>
          <table:table-cell table:style-name="ce2" office:value-type="string" calcext:value-type="string">
            <text:p>312.685 km2</text:p>
          </table:table-cell>
          <table:table-cell table:formula="of:=COM.MICROSOFT.CONCAT([.$K$1];[.$K$2];[.C55];[.$K$3];[.$K$4];[.$K$5];[.A55];[.$K$6];[.$K$7];[.A55];[.$K$8];[.$K$9];[.A55];[.$K$10];[.D55];[.$K$11];[.$K$12];[.A55];[.$K$13];[.E55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pl.png&quot; width=&quot;40&quot; height=&quot;20&quot;&gt;&lt;/td&gt;&lt;td&gt;&lt;input type=&quot;text&quot; name=&quot;respuesta_pais_37&quot;&gt;&lt;/td&gt;&lt;td&gt;&lt;input type=&quot;text&quot; name=&quot;respuesta_capital_37&quot;&gt;&lt;input type=&quot;hidden&quot; name=&quot;respuesta_pais_37&quot; value=&quot;Polonia&quot;&gt;&lt;input type=&quot;hidden&quot; name=&quot;respuesta_capital_37&quot; value=&quot;Varsovi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pl.png" width="40" height="20"&gt;&lt;/td&gt;&lt;td&gt;&lt;input type="text" name="respuesta_pais_37"&gt;&lt;/td&gt;&lt;td&gt;&lt;input type="text" name="respuesta_capital_37"&gt;&lt;input type="hidden" name="respuesta_pais_37" value="Polonia"&gt;&lt;input type="hidden" name="respuesta_capital_37" value="Varsovia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k.png</text:p>
          </table:table-cell>
          <table:table-cell office:value-type="string" calcext:value-type="string">
            <text:p>ARY Macedonia</text:p>
          </table:table-cell>
          <table:table-cell office:value-type="string" calcext:value-type="string">
            <text:p>Skopie</text:p>
          </table:table-cell>
          <table:table-cell table:style-name="ce2" office:value-type="float" office:value="2062294" calcext:value-type="float">
            <text:p>2062294</text:p>
          </table:table-cell>
          <table:table-cell table:style-name="ce2" office:value-type="string" calcext:value-type="string">
            <text:p>25.713 km2</text:p>
          </table:table-cell>
          <table:table-cell table:formula="of:=COM.MICROSOFT.CONCAT([.$K$1];[.$K$2];[.C56];[.$K$3];[.$K$4];[.$K$5];[.A56];[.$K$6];[.$K$7];[.A56];[.$K$8];[.$K$9];[.A56];[.$K$10];[.D56];[.$K$11];[.$K$12];[.A56];[.$K$13];[.E56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mk.png&quot; width=&quot;40&quot; height=&quot;20&quot;&gt;&lt;/td&gt;&lt;td&gt;&lt;input type=&quot;text&quot; name=&quot;respuesta_pais_38&quot;&gt;&lt;/td&gt;&lt;td&gt;&lt;input type=&quot;text&quot; name=&quot;respuesta_capital_38&quot;&gt;&lt;input type=&quot;hidden&quot; name=&quot;respuesta_pais_38&quot; value=&quot;ARY Macedonia&quot;&gt;&lt;input type=&quot;hidden&quot; name=&quot;respuesta_capital_38&quot; value=&quot;Skopie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mk.png" width="40" height="20"&gt;&lt;/td&gt;&lt;td&gt;&lt;input type="text" name="respuesta_pais_38"&gt;&lt;/td&gt;&lt;td&gt;&lt;input type="text" name="respuesta_capital_38"&gt;&lt;input type="hidden" name="respuesta_pais_38" value="ARY Macedonia"&gt;&lt;input type="hidden" name="respuesta_capital_38" value="Skopie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s.png</text:p>
          </table:table-cell>
          <table:table-cell office:value-type="string" calcext:value-type="string">
            <text:p>Islandia</text:p>
          </table:table-cell>
          <table:table-cell office:value-type="string" calcext:value-type="string">
            <text:p>Reykjavík</text:p>
          </table:table-cell>
          <table:table-cell table:style-name="ce2" office:value-type="float" office:value="325671" calcext:value-type="float">
            <text:p>325671</text:p>
          </table:table-cell>
          <table:table-cell table:style-name="ce2" office:value-type="string" calcext:value-type="string">
            <text:p>103.000 km2</text:p>
          </table:table-cell>
          <table:table-cell table:formula="of:=COM.MICROSOFT.CONCAT([.$K$1];[.$K$2];[.C57];[.$K$3];[.$K$4];[.$K$5];[.A57];[.$K$6];[.$K$7];[.A57];[.$K$8];[.$K$9];[.A57];[.$K$10];[.D57];[.$K$11];[.$K$12];[.A57];[.$K$13];[.E57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is.png&quot; width=&quot;40&quot; height=&quot;20&quot;&gt;&lt;/td&gt;&lt;td&gt;&lt;input type=&quot;text&quot; name=&quot;respuesta_pais_39&quot;&gt;&lt;/td&gt;&lt;td&gt;&lt;input type=&quot;text&quot; name=&quot;respuesta_capital_39&quot;&gt;&lt;input type=&quot;hidden&quot; name=&quot;respuesta_pais_39&quot; value=&quot;Islandia&quot;&gt;&lt;input type=&quot;hidden&quot; name=&quot;respuesta_capital_39&quot; value=&quot;Reykjavík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is.png" width="40" height="20"&gt;&lt;/td&gt;&lt;td&gt;&lt;input type="text" name="respuesta_pais_39"&gt;&lt;/td&gt;&lt;td&gt;&lt;input type="text" name="respuesta_capital_39"&gt;&lt;input type="hidden" name="respuesta_pais_39" value="Islandia"&gt;&lt;input type="hidden" name="respuesta_capital_39" value="Reykjavík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.png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Bruselas</text:p>
          </table:table-cell>
          <table:table-cell table:style-name="ce2" office:value-type="float" office:value="11132269" calcext:value-type="float">
            <text:p>11132269</text:p>
          </table:table-cell>
          <table:table-cell table:style-name="ce2" office:value-type="string" calcext:value-type="string">
            <text:p>32.545 km2</text:p>
          </table:table-cell>
          <table:table-cell table:formula="of:=COM.MICROSOFT.CONCAT([.$K$1];[.$K$2];[.C58];[.$K$3];[.$K$4];[.$K$5];[.A58];[.$K$6];[.$K$7];[.A58];[.$K$8];[.$K$9];[.A58];[.$K$10];[.D58];[.$K$11];[.$K$12];[.A58];[.$K$13];[.E58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be.png&quot; width=&quot;40&quot; height=&quot;20&quot;&gt;&lt;/td&gt;&lt;td&gt;&lt;input type=&quot;text&quot; name=&quot;respuesta_pais_40&quot;&gt;&lt;/td&gt;&lt;td&gt;&lt;input type=&quot;text&quot; name=&quot;respuesta_capital_40&quot;&gt;&lt;input type=&quot;hidden&quot; name=&quot;respuesta_pais_40&quot; value=&quot;Bélgica&quot;&gt;&lt;input type=&quot;hidden&quot; name=&quot;respuesta_capital_40&quot; value=&quot;Bruselas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be.png" width="40" height="20"&gt;&lt;/td&gt;&lt;td&gt;&lt;input type="text" name="respuesta_pais_40"&gt;&lt;/td&gt;&lt;td&gt;&lt;input type="text" name="respuesta_capital_40"&gt;&lt;input type="hidden" name="respuesta_pais_40" value="Bélgica"&gt;&lt;input type="hidden" name="respuesta_capital_40" value="Bruselas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.png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Berlín</text:p>
          </table:table-cell>
          <table:table-cell table:style-name="ce2" office:value-type="float" office:value="80619000" calcext:value-type="float">
            <text:p>80619000</text:p>
          </table:table-cell>
          <table:table-cell table:style-name="ce2" office:value-type="string" calcext:value-type="string">
            <text:p>357.022 km2</text:p>
          </table:table-cell>
          <table:table-cell table:formula="of:=COM.MICROSOFT.CONCAT([.$K$1];[.$K$2];[.C59];[.$K$3];[.$K$4];[.$K$5];[.A59];[.$K$6];[.$K$7];[.A59];[.$K$8];[.$K$9];[.A59];[.$K$10];[.D59];[.$K$11];[.$K$12];[.A59];[.$K$13];[.E59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de.png&quot; width=&quot;40&quot; height=&quot;20&quot;&gt;&lt;/td&gt;&lt;td&gt;&lt;input type=&quot;text&quot; name=&quot;respuesta_pais_41&quot;&gt;&lt;/td&gt;&lt;td&gt;&lt;input type=&quot;text&quot; name=&quot;respuesta_capital_41&quot;&gt;&lt;input type=&quot;hidden&quot; name=&quot;respuesta_pais_41&quot; value=&quot;Alemania&quot;&gt;&lt;input type=&quot;hidden&quot; name=&quot;respuesta_capital_41&quot; value=&quot;Berlín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de.png" width="40" height="20"&gt;&lt;/td&gt;&lt;td&gt;&lt;input type="text" name="respuesta_pais_41"&gt;&lt;/td&gt;&lt;td&gt;&lt;input type="text" name="respuesta_capital_41"&gt;&lt;input type="hidden" name="respuesta_pais_41" value="Alemania"&gt;&lt;input type="hidden" name="respuesta_capital_41" value="Berlín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a.png</text:p>
          </table:table-cell>
          <table:table-cell office:value-type="string" calcext:value-type="string">
            <text:p>Ucrania</text:p>
          </table:table-cell>
          <table:table-cell office:value-type="string" calcext:value-type="string">
            <text:p>Kiev</text:p>
          </table:table-cell>
          <table:table-cell table:style-name="ce2" office:value-type="float" office:value="45426200" calcext:value-type="float">
            <text:p>45426200</text:p>
          </table:table-cell>
          <table:table-cell table:style-name="ce2" office:value-type="string" calcext:value-type="string">
            <text:p>603.700 km2</text:p>
          </table:table-cell>
          <table:table-cell table:formula="of:=COM.MICROSOFT.CONCAT([.$K$1];[.$K$2];[.C60];[.$K$3];[.$K$4];[.$K$5];[.A60];[.$K$6];[.$K$7];[.A60];[.$K$8];[.$K$9];[.A60];[.$K$10];[.D60];[.$K$11];[.$K$12];[.A60];[.$K$13];[.E60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ua.png&quot; width=&quot;40&quot; height=&quot;20&quot;&gt;&lt;/td&gt;&lt;td&gt;&lt;input type=&quot;text&quot; name=&quot;respuesta_pais_42&quot;&gt;&lt;/td&gt;&lt;td&gt;&lt;input type=&quot;text&quot; name=&quot;respuesta_capital_42&quot;&gt;&lt;input type=&quot;hidden&quot; name=&quot;respuesta_pais_42&quot; value=&quot;Ucrania&quot;&gt;&lt;input type=&quot;hidden&quot; name=&quot;respuesta_capital_42&quot; value=&quot;Kiev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ua.png" width="40" height="20"&gt;&lt;/td&gt;&lt;td&gt;&lt;input type="text" name="respuesta_pais_42"&gt;&lt;/td&gt;&lt;td&gt;&lt;input type="text" name="respuesta_capital_42"&gt;&lt;input type="hidden" name="respuesta_pais_42" value="Ucrania"&gt;&lt;input type="hidden" name="respuesta_capital_42" value="Kiev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t.png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a</text:p>
          </table:table-cell>
          <table:table-cell table:style-name="ce2" office:value-type="float" office:value="10487289" calcext:value-type="float">
            <text:p>10487289</text:p>
          </table:table-cell>
          <table:table-cell table:style-name="ce2" office:value-type="string" calcext:value-type="string">
            <text:p>91.982 km2</text:p>
          </table:table-cell>
          <table:table-cell table:formula="of:=COM.MICROSOFT.CONCAT([.$K$1];[.$K$2];[.C61];[.$K$3];[.$K$4];[.$K$5];[.A61];[.$K$6];[.$K$7];[.A61];[.$K$8];[.$K$9];[.A61];[.$K$10];[.D61];[.$K$11];[.$K$12];[.A61];[.$K$13];[.E61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pt.png&quot; width=&quot;40&quot; height=&quot;20&quot;&gt;&lt;/td&gt;&lt;td&gt;&lt;input type=&quot;text&quot; name=&quot;respuesta_pais_43&quot;&gt;&lt;/td&gt;&lt;td&gt;&lt;input type=&quot;text&quot; name=&quot;respuesta_capital_43&quot;&gt;&lt;input type=&quot;hidden&quot; name=&quot;respuesta_pais_43&quot; value=&quot;Portugal&quot;&gt;&lt;input type=&quot;hidden&quot; name=&quot;respuesta_capital_43&quot; value=&quot;Lisbo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pt.png" width="40" height="20"&gt;&lt;/td&gt;&lt;td&gt;&lt;input type="text" name="respuesta_pais_43"&gt;&lt;/td&gt;&lt;td&gt;&lt;input type="text" name="respuesta_capital_43"&gt;&lt;input type="hidden" name="respuesta_pais_43" value="Portugal"&gt;&lt;input type="hidden" name="respuesta_capital_43" value="Lisboa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u.png</text:p>
          </table:table-cell>
          <table:table-cell table:number-columns-repeated="2" office:value-type="string" calcext:value-type="string">
            <text:p>Luxemburgo</text:p>
          </table:table-cell>
          <table:table-cell table:style-name="ce2" office:value-type="float" office:value="537000" calcext:value-type="float">
            <text:p>537000</text:p>
          </table:table-cell>
          <table:table-cell table:style-name="ce2" office:value-type="string" calcext:value-type="string">
            <text:p>2.586 km2</text:p>
          </table:table-cell>
          <table:table-cell table:formula="of:=COM.MICROSOFT.CONCAT([.$K$1];[.$K$2];[.C62];[.$K$3];[.$K$4];[.$K$5];[.A62];[.$K$6];[.$K$7];[.A62];[.$K$8];[.$K$9];[.A62];[.$K$10];[.D62];[.$K$11];[.$K$12];[.A62];[.$K$13];[.E62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lu.png&quot; width=&quot;40&quot; height=&quot;20&quot;&gt;&lt;/td&gt;&lt;td&gt;&lt;input type=&quot;text&quot; name=&quot;respuesta_pais_44&quot;&gt;&lt;/td&gt;&lt;td&gt;&lt;input type=&quot;text&quot; name=&quot;respuesta_capital_44&quot;&gt;&lt;input type=&quot;hidden&quot; name=&quot;respuesta_pais_44&quot; value=&quot;Luxemburgo&quot;&gt;&lt;input type=&quot;hidden&quot; name=&quot;respuesta_capital_44&quot; value=&quot;Luxemburgo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lu.png" width="40" height="20"&gt;&lt;/td&gt;&lt;td&gt;&lt;input type="text" name="respuesta_pais_44"&gt;&lt;/td&gt;&lt;td&gt;&lt;input type="text" name="respuesta_capital_44"&gt;&lt;input type="hidden" name="respuesta_pais_44" value="Luxemburgo"&gt;&lt;input type="hidden" name="respuesta_capital_44" value="Luxemburgo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t.png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La Valeta</text:p>
          </table:table-cell>
          <table:table-cell table:style-name="ce2" office:value-type="float" office:value="416055" calcext:value-type="float">
            <text:p>416055</text:p>
          </table:table-cell>
          <table:table-cell table:style-name="ce2" office:value-type="string" calcext:value-type="string">
            <text:p>316 km2</text:p>
          </table:table-cell>
          <table:table-cell table:formula="of:=COM.MICROSOFT.CONCAT([.$K$1];[.$K$2];[.C63];[.$K$3];[.$K$4];[.$K$5];[.A63];[.$K$6];[.$K$7];[.A63];[.$K$8];[.$K$9];[.A63];[.$K$10];[.D63];[.$K$11];[.$K$12];[.A63];[.$K$13];[.E63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mt.png&quot; width=&quot;40&quot; height=&quot;20&quot;&gt;&lt;/td&gt;&lt;td&gt;&lt;input type=&quot;text&quot; name=&quot;respuesta_pais_45&quot;&gt;&lt;/td&gt;&lt;td&gt;&lt;input type=&quot;text&quot; name=&quot;respuesta_capital_45&quot;&gt;&lt;input type=&quot;hidden&quot; name=&quot;respuesta_pais_45&quot; value=&quot;Malta&quot;&gt;&lt;input type=&quot;hidden&quot; name=&quot;respuesta_capital_45&quot; value=&quot;La Valeta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mt.png" width="40" height="20"&gt;&lt;/td&gt;&lt;td&gt;&lt;input type="text" name="respuesta_pais_45"&gt;&lt;/td&gt;&lt;td&gt;&lt;input type="text" name="respuesta_capital_45"&gt;&lt;input type="hidden" name="respuesta_pais_45" value="Malta"&gt;&lt;input type="hidden" name="respuesta_capital_45" value="La Valeta"&gt;&lt;/td&gt;&lt;/tr&gt;</text:p>
          </table:table-cell>
          <table:table-cell table:number-columns-repeated="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.png</text:p>
          </table:table-cell>
          <table:table-cell office:value-type="string" calcext:value-type="string">
            <text:p>Rumania</text:p>
          </table:table-cell>
          <table:table-cell office:value-type="string" calcext:value-type="string">
            <text:p>Bucarest</text:p>
          </table:table-cell>
          <table:table-cell table:style-name="ce2" office:value-type="float" office:value="20121641" calcext:value-type="float">
            <text:p>20121641</text:p>
          </table:table-cell>
          <table:table-cell table:style-name="ce2" office:value-type="string" calcext:value-type="string">
            <text:p>238.391 km2</text:p>
          </table:table-cell>
          <table:table-cell table:formula="of:=COM.MICROSOFT.CONCAT([.$K$1];[.$K$2];[.C64];[.$K$3];[.$K$4];[.$K$5];[.A64];[.$K$6];[.$K$7];[.A64];[.$K$8];[.$K$9];[.A64];[.$K$10];[.D64];[.$K$11];[.$K$12];[.A64];[.$K$13];[.E64];[.$K$14];[.$K$15];[.$K$18])" office:value-type="string" office:string-value="&lt;tr&gt;&lt;td class=&quot;td-flag&quot; style=&quot;box-sizing: border-box; width: 82px;&quot;&gt;&lt;img alt=&quot;Bandera&quot; src=&quot;file://${browser_java_ruta}/browser_java/ingui/html/browser_java/recursos/banderas_mundo/ro.png&quot; width=&quot;40&quot; height=&quot;20&quot;&gt;&lt;/td&gt;&lt;td&gt;&lt;input type=&quot;text&quot; name=&quot;respuesta_pais_46&quot;&gt;&lt;/td&gt;&lt;td&gt;&lt;input type=&quot;text&quot; name=&quot;respuesta_capital_46&quot;&gt;&lt;input type=&quot;hidden&quot; name=&quot;respuesta_pais_46&quot; value=&quot;Rumania&quot;&gt;&lt;input type=&quot;hidden&quot; name=&quot;respuesta_capital_46&quot; value=&quot;Bucarest&quot;&gt;&lt;/td&gt;&lt;/tr&gt;" calcext:value-type="string">
            <text:p>&lt;tr&gt;&lt;td class="td-flag" style="box-sizing: border-box; width: 82px;"&gt;&lt;img alt="Bandera" src="file://${browser_java_ruta}/browser_java/ingui/html/browser_java/recursos/banderas_mundo/ro.png" width="40" height="20"&gt;&lt;/td&gt;&lt;td&gt;&lt;input type="text" name="respuesta_pais_46"&gt;&lt;/td&gt;&lt;td&gt;&lt;input type="text" name="respuesta_capital_46"&gt;&lt;input type="hidden" name="respuesta_pais_46" value="Rumania"&gt;&lt;input type="hidden" name="respuesta_capital_46" value="Bucarest"&gt;&lt;/td&gt;&lt;/tr&gt;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&lt;select size=10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.png</text:p>
          </table:table-cell>
          <table:table-cell/>
          <table:table-cell table:style-name="Default"/>
          <table:table-cell table:number-columns-repeated="2"/>
          <table:table-cell table:formula="of:=CONCATENATE([.$K$67];[.D19];[.$K$68])" office:value-type="string" office:string-value="&lt;option&gt;Albania&lt;/option&gt;" calcext:value-type="string">
            <text:p>&lt;option&gt;Alban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.png</text:p>
          </table:table-cell>
          <table:table-cell/>
          <table:table-cell table:style-name="Default"/>
          <table:table-cell table:number-columns-repeated="2"/>
          <table:table-cell table:formula="of:=CONCATENATE([.$K$67];[.D20];[.$K$68])" office:value-type="string" office:string-value="&lt;option&gt;Noruega&lt;/option&gt;" calcext:value-type="string">
            <text:p>&lt;option&gt;Noruega&lt;/option&gt;</text:p>
          </table:table-cell>
          <table:table-cell table:number-columns-repeated="2"/>
          <table:table-cell office:value-type="string" calcext:value-type="string">
            <text:p>&lt;optio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.png</text:p>
          </table:table-cell>
          <table:table-cell/>
          <table:table-cell table:style-name="Default"/>
          <table:table-cell table:number-columns-repeated="2"/>
          <table:table-cell table:formula="of:=CONCATENATE([.$K$67];[.D21];[.$K$68])" office:value-type="string" office:string-value="&lt;option&gt;Eslovenia&lt;/option&gt;" calcext:value-type="string">
            <text:p>&lt;option&gt;Eslovenia&lt;/option&gt;</text:p>
          </table:table-cell>
          <table:table-cell table:number-columns-repeated="2"/>
          <table:table-cell office:value-type="string" calcext:value-type="string">
            <text:p>&lt;/optio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k.png</text:p>
          </table:table-cell>
          <table:table-cell/>
          <table:table-cell table:style-name="Default"/>
          <table:table-cell table:number-columns-repeated="2"/>
          <table:table-cell table:formula="of:=CONCATENATE([.$K$67];[.D22];[.$K$68])" office:value-type="string" office:string-value="&lt;option&gt;Grecia&lt;/option&gt;" calcext:value-type="string">
            <text:p>&lt;option&gt;Grecia&lt;/option&gt;</text:p>
          </table:table-cell>
          <table:table-cell table:number-columns-repeated="2"/>
          <table:table-cell office:value-type="string" calcext:value-type="string">
            <text:p>&lt;/select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.png</text:p>
          </table:table-cell>
          <table:table-cell/>
          <table:table-cell table:style-name="Default"/>
          <table:table-cell table:number-columns-repeated="2"/>
          <table:table-cell table:formula="of:=CONCATENATE([.$K$67];[.D23];[.$K$68])" office:value-type="string" office:string-value="&lt;option&gt;Hungría&lt;/option&gt;" calcext:value-type="string">
            <text:p>&lt;option&gt;Hungrí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.png</text:p>
          </table:table-cell>
          <table:table-cell/>
          <table:table-cell table:style-name="Default"/>
          <table:table-cell table:number-columns-repeated="2"/>
          <table:table-cell table:formula="of:=CONCATENATE([.$K$67];[.D24];[.$K$68])" office:value-type="string" office:string-value="&lt;option&gt;Países Bajos&lt;/option&gt;" calcext:value-type="string">
            <text:p>&lt;option&gt;Países Bajos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y.png</text:p>
          </table:table-cell>
          <table:table-cell/>
          <table:table-cell table:style-name="Default"/>
          <table:table-cell table:number-columns-repeated="2"/>
          <table:table-cell table:formula="of:=CONCATENATE([.$K$67];[.D25];[.$K$68])" office:value-type="string" office:string-value="&lt;option&gt;Suecia&lt;/option&gt;" calcext:value-type="string">
            <text:p>&lt;option&gt;Suec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a.png</text:p>
          </table:table-cell>
          <table:table-cell/>
          <table:table-cell table:style-name="Default"/>
          <table:table-cell table:number-columns-repeated="2"/>
          <table:table-cell table:formula="of:=CONCATENATE([.$K$67];[.D26];[.$K$68])" office:value-type="string" office:string-value="&lt;option&gt;Francia&lt;/option&gt;" calcext:value-type="string">
            <text:p>&lt;option&gt;Franc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g.png</text:p>
          </table:table-cell>
          <table:table-cell/>
          <table:table-cell table:style-name="Default"/>
          <table:table-cell table:number-columns-repeated="2"/>
          <table:table-cell table:formula="of:=CONCATENATE([.$K$67];[.D27];[.$K$68])" office:value-type="string" office:string-value="&lt;option&gt;Turquía&lt;/option&gt;" calcext:value-type="string">
            <text:p>&lt;option&gt;Turquí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a.png</text:p>
          </table:table-cell>
          <table:table-cell/>
          <table:table-cell table:style-name="Default"/>
          <table:table-cell table:number-columns-repeated="2"/>
          <table:table-cell table:formula="of:=CONCATENATE([.$K$67];[.D28];[.$K$68])" office:value-type="string" office:string-value="&lt;option&gt;España&lt;/option&gt;" calcext:value-type="string">
            <text:p>&lt;option&gt;Españ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r.png</text:p>
          </table:table-cell>
          <table:table-cell/>
          <table:table-cell table:style-name="Default"/>
          <table:table-cell table:number-columns-repeated="2"/>
          <table:table-cell table:formula="of:=CONCATENATE([.$K$67];[.D29];[.$K$68])" office:value-type="string" office:string-value="&lt;option&gt;Irlanda&lt;/option&gt;" calcext:value-type="string">
            <text:p>&lt;option&gt;Irland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k.png</text:p>
          </table:table-cell>
          <table:table-cell/>
          <table:table-cell table:style-name="Default"/>
          <table:table-cell table:number-columns-repeated="2"/>
          <table:table-cell table:formula="of:=CONCATENATE([.$K$67];[.D30];[.$K$68])" office:value-type="string" office:string-value="&lt;option&gt;Kosovo&lt;/option&gt;" calcext:value-type="string">
            <text:p>&lt;option&gt;Kosovo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k.png</text:p>
          </table:table-cell>
          <table:table-cell/>
          <table:table-cell table:style-name="Default"/>
          <table:table-cell table:number-columns-repeated="2"/>
          <table:table-cell table:formula="of:=CONCATENATE([.$K$67];[.D31];[.$K$68])" office:value-type="string" office:string-value="&lt;option&gt;Austria&lt;/option&gt;" calcext:value-type="string">
            <text:p>&lt;option&gt;Austr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.png</text:p>
          </table:table-cell>
          <table:table-cell/>
          <table:table-cell table:style-name="Default"/>
          <table:table-cell table:number-columns-repeated="2"/>
          <table:table-cell table:formula="of:=CONCATENATE([.$K$67];[.D32];[.$K$68])" office:value-type="string" office:string-value="&lt;option&gt;República Checa&lt;/option&gt;" calcext:value-type="string">
            <text:p>&lt;option&gt;República Chec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s.png</text:p>
          </table:table-cell>
          <table:table-cell/>
          <table:table-cell table:style-name="Default"/>
          <table:table-cell table:number-columns-repeated="2"/>
          <table:table-cell table:formula="of:=CONCATENATE([.$K$67];[.D33];[.$K$68])" office:value-type="string" office:string-value="&lt;option&gt;Suiza&lt;/option&gt;" calcext:value-type="string">
            <text:p>&lt;option&gt;Suiz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e.png</text:p>
          </table:table-cell>
          <table:table-cell/>
          <table:table-cell table:style-name="Default"/>
          <table:table-cell table:number-columns-repeated="2"/>
          <table:table-cell table:formula="of:=CONCATENATE([.$K$67];[.D34];[.$K$68])" office:value-type="string" office:string-value="&lt;option&gt;San Marino&lt;/option&gt;" calcext:value-type="string">
            <text:p>&lt;option&gt;San Marino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.png</text:p>
          </table:table-cell>
          <table:table-cell/>
          <table:table-cell table:style-name="Default"/>
          <table:table-cell table:number-columns-repeated="2"/>
          <table:table-cell table:formula="of:=CONCATENATE([.$K$67];[.D35];[.$K$68])" office:value-type="string" office:string-value="&lt;option&gt;Italia&lt;/option&gt;" calcext:value-type="string">
            <text:p>&lt;option&gt;Ital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.png</text:p>
          </table:table-cell>
          <table:table-cell/>
          <table:table-cell table:style-name="Default"/>
          <table:table-cell table:number-columns-repeated="2"/>
          <table:table-cell table:formula="of:=CONCATENATE([.$K$67];[.D36];[.$K$68])" office:value-type="string" office:string-value="&lt;option&gt;Liechtenstein&lt;/option&gt;" calcext:value-type="string">
            <text:p>&lt;option&gt;Liechtenstein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.png</text:p>
          </table:table-cell>
          <table:table-cell/>
          <table:table-cell table:style-name="Default"/>
          <table:table-cell table:number-columns-repeated="2"/>
          <table:table-cell table:formula="of:=CONCATENATE([.$K$67];[.D37];[.$K$68])" office:value-type="string" office:string-value="&lt;option&gt;Bosnia y Herzegovina&lt;/option&gt;" calcext:value-type="string">
            <text:p>&lt;option&gt;Bosnia y Herzegovin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u.png</text:p>
          </table:table-cell>
          <table:table-cell/>
          <table:table-cell table:style-name="Default"/>
          <table:table-cell table:number-columns-repeated="2"/>
          <table:table-cell table:formula="of:=CONCATENATE([.$K$67];[.D38];[.$K$68])" office:value-type="string" office:string-value="&lt;option&gt;Croacia&lt;/option&gt;" calcext:value-type="string">
            <text:p>&lt;option&gt;Croac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e.png</text:p>
          </table:table-cell>
          <table:table-cell/>
          <table:table-cell table:style-name="Default"/>
          <table:table-cell table:number-columns-repeated="2"/>
          <table:table-cell table:formula="of:=CONCATENATE([.$K$67];[.D39];[.$K$68])" office:value-type="string" office:string-value="&lt;option&gt;Serbia&lt;/option&gt;" calcext:value-type="string">
            <text:p>&lt;option&gt;Serb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s.png</text:p>
          </table:table-cell>
          <table:table-cell/>
          <table:table-cell table:style-name="Default"/>
          <table:table-cell table:number-columns-repeated="2"/>
          <table:table-cell table:formula="of:=CONCATENATE([.$K$67];[.D40];[.$K$68])" office:value-type="string" office:string-value="&lt;option&gt;Andorra&lt;/option&gt;" calcext:value-type="string">
            <text:p>&lt;option&gt;Andorr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.png</text:p>
          </table:table-cell>
          <table:table-cell/>
          <table:table-cell table:style-name="Default"/>
          <table:table-cell table:number-columns-repeated="2"/>
          <table:table-cell table:formula="of:=CONCATENATE([.$K$67];[.D41];[.$K$68])" office:value-type="string" office:string-value="&lt;option&gt;Ciudad del Vaticano&lt;/option&gt;" calcext:value-type="string">
            <text:p>&lt;option&gt;Ciudad del Vaticano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s.png</text:p>
          </table:table-cell>
          <table:table-cell/>
          <table:table-cell table:style-name="Default"/>
          <table:table-cell table:number-columns-repeated="2"/>
          <table:table-cell table:formula="of:=CONCATENATE([.$K$67];[.D42];[.$K$68])" office:value-type="string" office:string-value="&lt;option&gt;Eslovaquia&lt;/option&gt;" calcext:value-type="string">
            <text:p>&lt;option&gt;Eslovaqu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v.png</text:p>
          </table:table-cell>
          <table:table-cell/>
          <table:table-cell table:style-name="Default"/>
          <table:table-cell table:number-columns-repeated="2"/>
          <table:table-cell table:formula="of:=CONCATENATE([.$K$67];[.D43];[.$K$68])" office:value-type="string" office:string-value="&lt;option&gt;Montenegro&lt;/option&gt;" calcext:value-type="string">
            <text:p>&lt;option&gt;Montenegro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.png</text:p>
          </table:table-cell>
          <table:table-cell/>
          <table:table-cell table:style-name="Default"/>
          <table:table-cell table:number-columns-repeated="2"/>
          <table:table-cell table:formula="of:=CONCATENATE([.$K$67];[.D44];[.$K$68])" office:value-type="string" office:string-value="&lt;option&gt;Letonia&lt;/option&gt;" calcext:value-type="string">
            <text:p>&lt;option&gt;Leton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t.png</text:p>
          </table:table-cell>
          <table:table-cell/>
          <table:table-cell table:style-name="Default"/>
          <table:table-cell table:number-columns-repeated="2"/>
          <table:table-cell table:formula="of:=CONCATENATE([.$K$67];[.D45];[.$K$68])" office:value-type="string" office:string-value="&lt;option&gt;Dinamarca&lt;/option&gt;" calcext:value-type="string">
            <text:p>&lt;option&gt;Dinamarc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u.png</text:p>
          </table:table-cell>
          <table:table-cell/>
          <table:table-cell table:style-name="Default"/>
          <table:table-cell table:number-columns-repeated="2"/>
          <table:table-cell table:formula="of:=CONCATENATE([.$K$67];[.D46];[.$K$68])" office:value-type="string" office:string-value="&lt;option&gt;Mónaco&lt;/option&gt;" calcext:value-type="string">
            <text:p>&lt;option&gt;Mónaco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t.png</text:p>
          </table:table-cell>
          <table:table-cell/>
          <table:table-cell table:style-name="Default"/>
          <table:table-cell table:number-columns-repeated="2"/>
          <table:table-cell table:formula="of:=CONCATENATE([.$K$67];[.D47];[.$K$68])" office:value-type="string" office:string-value="&lt;option&gt;Rusia&lt;/option&gt;" calcext:value-type="string">
            <text:p>&lt;option&gt;Rus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.png</text:p>
          </table:table-cell>
          <table:table-cell/>
          <table:table-cell table:style-name="Default"/>
          <table:table-cell table:number-columns-repeated="2"/>
          <table:table-cell table:formula="of:=CONCATENATE([.$K$67];[.D48];[.$K$68])" office:value-type="string" office:string-value="&lt;option&gt;Bulgaria&lt;/option&gt;" calcext:value-type="string">
            <text:p>&lt;option&gt;Bulgar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c.png</text:p>
          </table:table-cell>
          <table:table-cell/>
          <table:table-cell table:style-name="Default"/>
          <table:table-cell table:number-columns-repeated="2"/>
          <table:table-cell table:formula="of:=CONCATENATE([.$K$67];[.D49];[.$K$68])" office:value-type="string" office:string-value="&lt;option&gt;Estonia&lt;/option&gt;" calcext:value-type="string">
            <text:p>&lt;option&gt;Eston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.png</text:p>
          </table:table-cell>
          <table:table-cell/>
          <table:table-cell table:style-name="Default"/>
          <table:table-cell table:number-columns-repeated="2"/>
          <table:table-cell table:formula="of:=CONCATENATE([.$K$67];[.D50];[.$K$68])" office:value-type="string" office:string-value="&lt;option&gt;Finlandia&lt;/option&gt;" calcext:value-type="string">
            <text:p>&lt;option&gt;Finland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.png</text:p>
          </table:table-cell>
          <table:table-cell/>
          <table:table-cell table:style-name="Default"/>
          <table:table-cell table:number-columns-repeated="2"/>
          <table:table-cell table:formula="of:=CONCATENATE([.$K$67];[.D51];[.$K$68])" office:value-type="string" office:string-value="&lt;option&gt;Bielorrusia&lt;/option&gt;" calcext:value-type="string">
            <text:p>&lt;option&gt;Bielorrus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l.png</text:p>
          </table:table-cell>
          <table:table-cell/>
          <table:table-cell table:style-name="Default"/>
          <table:table-cell table:number-columns-repeated="2"/>
          <table:table-cell table:formula="of:=CONCATENATE([.$K$67];[.D52];[.$K$68])" office:value-type="string" office:string-value="&lt;option&gt;Moldavia&lt;/option&gt;" calcext:value-type="string">
            <text:p>&lt;option&gt;Moldav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.png</text:p>
          </table:table-cell>
          <table:table-cell/>
          <table:table-cell table:style-name="Default"/>
          <table:table-cell table:number-columns-repeated="2"/>
          <table:table-cell table:formula="of:=CONCATENATE([.$K$67];[.D53];[.$K$68])" office:value-type="string" office:string-value="&lt;option&gt;Reino Unido&lt;/option&gt;" calcext:value-type="string">
            <text:p>&lt;option&gt;Reino Unido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t.png</text:p>
          </table:table-cell>
          <table:table-cell/>
          <table:table-cell table:style-name="Default"/>
          <table:table-cell table:number-columns-repeated="2"/>
          <table:table-cell table:formula="of:=CONCATENATE([.$K$67];[.D54];[.$K$68])" office:value-type="string" office:string-value="&lt;option&gt;Lituania&lt;/option&gt;" calcext:value-type="string">
            <text:p>&lt;option&gt;Lituan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b.png</text:p>
          </table:table-cell>
          <table:table-cell/>
          <table:table-cell table:style-name="Default"/>
          <table:table-cell table:number-columns-repeated="2"/>
          <table:table-cell table:formula="of:=CONCATENATE([.$K$67];[.D55];[.$K$68])" office:value-type="string" office:string-value="&lt;option&gt;Polonia&lt;/option&gt;" calcext:value-type="string">
            <text:p>&lt;option&gt;Polon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z.png</text:p>
          </table:table-cell>
          <table:table-cell/>
          <table:table-cell table:style-name="Default"/>
          <table:table-cell table:number-columns-repeated="2"/>
          <table:table-cell table:formula="of:=CONCATENATE([.$K$67];[.D56];[.$K$68])" office:value-type="string" office:string-value="&lt;option&gt;ARY Macedonia&lt;/option&gt;" calcext:value-type="string">
            <text:p>&lt;option&gt;ARY Macedon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.png</text:p>
          </table:table-cell>
          <table:table-cell/>
          <table:table-cell table:style-name="Default"/>
          <table:table-cell table:number-columns-repeated="2"/>
          <table:table-cell table:formula="of:=CONCATENATE([.$K$67];[.D57];[.$K$68])" office:value-type="string" office:string-value="&lt;option&gt;Islandia&lt;/option&gt;" calcext:value-type="string">
            <text:p>&lt;option&gt;Island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u.png</text:p>
          </table:table-cell>
          <table:table-cell/>
          <table:table-cell table:style-name="Default"/>
          <table:table-cell table:number-columns-repeated="2"/>
          <table:table-cell table:formula="of:=CONCATENATE([.$K$67];[.D58];[.$K$68])" office:value-type="string" office:string-value="&lt;option&gt;Bélgica&lt;/option&gt;" calcext:value-type="string">
            <text:p>&lt;option&gt;Bélgic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.png</text:p>
          </table:table-cell>
          <table:table-cell/>
          <table:table-cell table:style-name="Default"/>
          <table:table-cell table:number-columns-repeated="2"/>
          <table:table-cell table:formula="of:=CONCATENATE([.$K$67];[.D59];[.$K$68])" office:value-type="string" office:string-value="&lt;option&gt;Alemania&lt;/option&gt;" calcext:value-type="string">
            <text:p>&lt;option&gt;Aleman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s.png</text:p>
          </table:table-cell>
          <table:table-cell/>
          <table:table-cell table:style-name="Default"/>
          <table:table-cell table:number-columns-repeated="2"/>
          <table:table-cell table:formula="of:=CONCATENATE([.$K$67];[.D60];[.$K$68])" office:value-type="string" office:string-value="&lt;option&gt;Ucrania&lt;/option&gt;" calcext:value-type="string">
            <text:p>&lt;option&gt;Ucrani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.png</text:p>
          </table:table-cell>
          <table:table-cell/>
          <table:table-cell table:style-name="Default"/>
          <table:table-cell table:number-columns-repeated="2"/>
          <table:table-cell table:formula="of:=CONCATENATE([.$K$67];[.D61];[.$K$68])" office:value-type="string" office:string-value="&lt;option&gt;Portugal&lt;/option&gt;" calcext:value-type="string">
            <text:p>&lt;option&gt;Portugal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.png</text:p>
          </table:table-cell>
          <table:table-cell/>
          <table:table-cell table:style-name="Default"/>
          <table:table-cell table:number-columns-repeated="2"/>
          <table:table-cell table:formula="of:=CONCATENATE([.$K$67];[.D62];[.$K$68])" office:value-type="string" office:string-value="&lt;option&gt;Luxemburgo&lt;/option&gt;" calcext:value-type="string">
            <text:p>&lt;option&gt;Luxemburgo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r.png</text:p>
          </table:table-cell>
          <table:table-cell/>
          <table:table-cell table:style-name="Default"/>
          <table:table-cell table:number-columns-repeated="2"/>
          <table:table-cell table:formula="of:=CONCATENATE([.$K$67];[.D63];[.$K$68])" office:value-type="string" office:string-value="&lt;option&gt;Malta&lt;/option&gt;" calcext:value-type="string">
            <text:p>&lt;option&gt;Malta&lt;/option&gt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a.png</text:p>
          </table:table-cell>
          <table:table-cell/>
          <table:table-cell table:style-name="Default"/>
          <table:table-cell table:number-columns-repeated="2"/>
          <table:table-cell table:formula="of:=CONCATENATE([.$K$67];[.D64];[.$K$68])" office:value-type="string" office:string-value="&lt;option&gt;Rumania&lt;/option&gt;" calcext:value-type="string">
            <text:p>&lt;option&gt;Rumani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&lt;/select&gt;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&lt;select size=10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msterdam</text:p>
          </table:table-cell>
          <table:table-cell table:number-columns-repeated="2"/>
          <table:table-cell table:formula="of:=CONCATENATE([.$K$67];[.E114];[.$K$68])" office:value-type="string" office:string-value="&lt;option&gt;Amsterdam&lt;/option&gt;" calcext:value-type="string">
            <text:p>&lt;option&gt;Amsterdam&lt;/option&gt;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ndorra la Vieja</text:p>
          </table:table-cell>
          <table:table-cell table:number-columns-repeated="2"/>
          <table:table-cell table:formula="of:=CONCATENATE([.$K$67];[.E115];[.$K$68])" office:value-type="string" office:string-value="&lt;option&gt;Andorra la Vieja&lt;/option&gt;" calcext:value-type="string">
            <text:p>&lt;option&gt;Andorra la Viej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nkara</text:p>
          </table:table-cell>
          <table:table-cell table:number-columns-repeated="2"/>
          <table:table-cell table:formula="of:=CONCATENATE([.$K$67];[.E116];[.$K$68])" office:value-type="string" office:string-value="&lt;option&gt;Ankara&lt;/option&gt;" calcext:value-type="string">
            <text:p>&lt;option&gt;Ankar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tenas</text:p>
          </table:table-cell>
          <table:table-cell table:number-columns-repeated="2"/>
          <table:table-cell table:formula="of:=CONCATENATE([.$K$67];[.E117];[.$K$68])" office:value-type="string" office:string-value="&lt;option&gt;Atenas&lt;/option&gt;" calcext:value-type="string">
            <text:p>&lt;option&gt;Atenas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elgrado</text:p>
          </table:table-cell>
          <table:table-cell table:number-columns-repeated="2"/>
          <table:table-cell table:formula="of:=CONCATENATE([.$K$67];[.E118];[.$K$68])" office:value-type="string" office:string-value="&lt;option&gt;Belgrado&lt;/option&gt;" calcext:value-type="string">
            <text:p>&lt;option&gt;Belgrado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erlín</text:p>
          </table:table-cell>
          <table:table-cell table:number-columns-repeated="2"/>
          <table:table-cell table:formula="of:=CONCATENATE([.$K$67];[.E119];[.$K$68])" office:value-type="string" office:string-value="&lt;option&gt;Berlín&lt;/option&gt;" calcext:value-type="string">
            <text:p>&lt;option&gt;Berlín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erna</text:p>
          </table:table-cell>
          <table:table-cell table:number-columns-repeated="2"/>
          <table:table-cell table:formula="of:=CONCATENATE([.$K$67];[.E120];[.$K$68])" office:value-type="string" office:string-value="&lt;option&gt;Berna&lt;/option&gt;" calcext:value-type="string">
            <text:p>&lt;option&gt;Bern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ratislava</text:p>
          </table:table-cell>
          <table:table-cell table:number-columns-repeated="2"/>
          <table:table-cell table:formula="of:=CONCATENATE([.$K$67];[.E121];[.$K$68])" office:value-type="string" office:string-value="&lt;option&gt;Bratislava&lt;/option&gt;" calcext:value-type="string">
            <text:p>&lt;option&gt;Bratislav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ruselas</text:p>
          </table:table-cell>
          <table:table-cell table:number-columns-repeated="2"/>
          <table:table-cell table:formula="of:=CONCATENATE([.$K$67];[.E122];[.$K$68])" office:value-type="string" office:string-value="&lt;option&gt;Bruselas&lt;/option&gt;" calcext:value-type="string">
            <text:p>&lt;option&gt;Bruselas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ucarest</text:p>
          </table:table-cell>
          <table:table-cell table:number-columns-repeated="2"/>
          <table:table-cell table:formula="of:=CONCATENATE([.$K$67];[.E123];[.$K$68])" office:value-type="string" office:string-value="&lt;option&gt;Bucarest&lt;/option&gt;" calcext:value-type="string">
            <text:p>&lt;option&gt;Bucarest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udapest</text:p>
          </table:table-cell>
          <table:table-cell table:number-columns-repeated="2"/>
          <table:table-cell table:formula="of:=CONCATENATE([.$K$67];[.E124];[.$K$68])" office:value-type="string" office:string-value="&lt;option&gt;Budapest&lt;/option&gt;" calcext:value-type="string">
            <text:p>&lt;option&gt;Budapest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hişinău</text:p>
          </table:table-cell>
          <table:table-cell table:number-columns-repeated="2"/>
          <table:table-cell table:formula="of:=CONCATENATE([.$K$67];[.E125];[.$K$68])" office:value-type="string" office:string-value="&lt;option&gt;Chişinău&lt;/option&gt;" calcext:value-type="string">
            <text:p>&lt;option&gt;Chişinău&lt;/option&gt;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iudad de San Marino</text:p>
          </table:table-cell>
          <table:table-cell table:number-columns-repeated="2"/>
          <table:table-cell table:formula="of:=CONCATENATE([.$K$67];[.E126];[.$K$68])" office:value-type="string" office:string-value="&lt;option&gt;Ciudad de San Marino&lt;/option&gt;" calcext:value-type="string">
            <text:p>&lt;option&gt;Ciudad de San Marino&lt;/option&gt;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iudad del Vaticano</text:p>
          </table:table-cell>
          <table:table-cell table:number-columns-repeated="2"/>
          <table:table-cell table:formula="of:=CONCATENATE([.$K$67];[.E127];[.$K$68])" office:value-type="string" office:string-value="&lt;option&gt;Ciudad del Vaticano&lt;/option&gt;" calcext:value-type="string">
            <text:p>&lt;option&gt;Ciudad del Vaticano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penhague</text:p>
          </table:table-cell>
          <table:table-cell table:number-columns-repeated="2"/>
          <table:table-cell table:formula="of:=CONCATENATE([.$K$67];[.E128];[.$K$68])" office:value-type="string" office:string-value="&lt;option&gt;Copenhague&lt;/option&gt;" calcext:value-type="string">
            <text:p>&lt;option&gt;Copenhague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ublin</text:p>
          </table:table-cell>
          <table:table-cell table:number-columns-repeated="2"/>
          <table:table-cell table:formula="of:=CONCATENATE([.$K$67];[.E129];[.$K$68])" office:value-type="string" office:string-value="&lt;option&gt;Dublin&lt;/option&gt;" calcext:value-type="string">
            <text:p>&lt;option&gt;Dublin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stocolmo</text:p>
          </table:table-cell>
          <table:table-cell table:number-columns-repeated="2"/>
          <table:table-cell table:formula="of:=CONCATENATE([.$K$67];[.E130];[.$K$68])" office:value-type="string" office:string-value="&lt;option&gt;Estocolmo&lt;/option&gt;" calcext:value-type="string">
            <text:p>&lt;option&gt;Estocolmo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Helsinki</text:p>
          </table:table-cell>
          <table:table-cell table:number-columns-repeated="2"/>
          <table:table-cell table:formula="of:=CONCATENATE([.$K$67];[.E131];[.$K$68])" office:value-type="string" office:string-value="&lt;option&gt;Helsinki&lt;/option&gt;" calcext:value-type="string">
            <text:p>&lt;option&gt;Helsinki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iev</text:p>
          </table:table-cell>
          <table:table-cell table:number-columns-repeated="2"/>
          <table:table-cell table:formula="of:=CONCATENATE([.$K$67];[.E132];[.$K$68])" office:value-type="string" office:string-value="&lt;option&gt;Kiev&lt;/option&gt;" calcext:value-type="string">
            <text:p>&lt;option&gt;Kiev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a Valeta</text:p>
          </table:table-cell>
          <table:table-cell table:number-columns-repeated="2"/>
          <table:table-cell table:formula="of:=CONCATENATE([.$K$67];[.E133];[.$K$68])" office:value-type="string" office:string-value="&lt;option&gt;La Valeta&lt;/option&gt;" calcext:value-type="string">
            <text:p>&lt;option&gt;La Valet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sboa</text:p>
          </table:table-cell>
          <table:table-cell table:number-columns-repeated="2"/>
          <table:table-cell table:formula="of:=CONCATENATE([.$K$67];[.E134];[.$K$68])" office:value-type="string" office:string-value="&lt;option&gt;Lisboa&lt;/option&gt;" calcext:value-type="string">
            <text:p>&lt;option&gt;Lisbo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ubliana</text:p>
          </table:table-cell>
          <table:table-cell table:number-columns-repeated="2"/>
          <table:table-cell table:formula="of:=CONCATENATE([.$K$67];[.E135];[.$K$68])" office:value-type="string" office:string-value="&lt;option&gt;Liubliana&lt;/option&gt;" calcext:value-type="string">
            <text:p>&lt;option&gt;Liublian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ondres</text:p>
          </table:table-cell>
          <table:table-cell table:number-columns-repeated="2"/>
          <table:table-cell table:formula="of:=CONCATENATE([.$K$67];[.E136];[.$K$68])" office:value-type="string" office:string-value="&lt;option&gt;Londres&lt;/option&gt;" calcext:value-type="string">
            <text:p>&lt;option&gt;Londres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uxemburgo</text:p>
          </table:table-cell>
          <table:table-cell table:number-columns-repeated="2"/>
          <table:table-cell table:formula="of:=CONCATENATE([.$K$67];[.E137];[.$K$68])" office:value-type="string" office:string-value="&lt;option&gt;Luxemburgo&lt;/option&gt;" calcext:value-type="string">
            <text:p>&lt;option&gt;Luxemburgo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drid</text:p>
          </table:table-cell>
          <table:table-cell table:number-columns-repeated="2"/>
          <table:table-cell table:formula="of:=CONCATENATE([.$K$67];[.E138];[.$K$68])" office:value-type="string" office:string-value="&lt;option&gt;Madrid&lt;/option&gt;" calcext:value-type="string">
            <text:p>&lt;option&gt;Madrid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insk</text:p>
          </table:table-cell>
          <table:table-cell table:number-columns-repeated="2"/>
          <table:table-cell table:formula="of:=CONCATENATE([.$K$67];[.E139];[.$K$68])" office:value-type="string" office:string-value="&lt;option&gt;Minsk&lt;/option&gt;" calcext:value-type="string">
            <text:p>&lt;option&gt;Minsk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ónaco</text:p>
          </table:table-cell>
          <table:table-cell table:number-columns-repeated="2"/>
          <table:table-cell table:formula="of:=CONCATENATE([.$K$67];[.E140];[.$K$68])" office:value-type="string" office:string-value="&lt;option&gt;Mónaco&lt;/option&gt;" calcext:value-type="string">
            <text:p>&lt;option&gt;Mónaco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scú</text:p>
          </table:table-cell>
          <table:table-cell table:number-columns-repeated="2"/>
          <table:table-cell table:formula="of:=CONCATENATE([.$K$67];[.E141];[.$K$68])" office:value-type="string" office:string-value="&lt;option&gt;Moscú&lt;/option&gt;" calcext:value-type="string">
            <text:p>&lt;option&gt;Moscú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slo</text:p>
          </table:table-cell>
          <table:table-cell table:number-columns-repeated="2"/>
          <table:table-cell table:formula="of:=CONCATENATE([.$K$67];[.E142];[.$K$68])" office:value-type="string" office:string-value="&lt;option&gt;Oslo&lt;/option&gt;" calcext:value-type="string">
            <text:p>&lt;option&gt;Oslo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arís</text:p>
          </table:table-cell>
          <table:table-cell table:number-columns-repeated="2"/>
          <table:table-cell table:formula="of:=CONCATENATE([.$K$67];[.E143];[.$K$68])" office:value-type="string" office:string-value="&lt;option&gt;París&lt;/option&gt;" calcext:value-type="string">
            <text:p>&lt;option&gt;París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odgorica</text:p>
          </table:table-cell>
          <table:table-cell table:number-columns-repeated="2"/>
          <table:table-cell table:formula="of:=CONCATENATE([.$K$67];[.E144];[.$K$68])" office:value-type="string" office:string-value="&lt;option&gt;Podgorica&lt;/option&gt;" calcext:value-type="string">
            <text:p>&lt;option&gt;Podgoric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raga</text:p>
          </table:table-cell>
          <table:table-cell table:number-columns-repeated="2"/>
          <table:table-cell table:formula="of:=CONCATENATE([.$K$67];[.E145];[.$K$68])" office:value-type="string" office:string-value="&lt;option&gt;Praga&lt;/option&gt;" calcext:value-type="string">
            <text:p>&lt;option&gt;Prag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ristina</text:p>
          </table:table-cell>
          <table:table-cell table:number-columns-repeated="2"/>
          <table:table-cell table:formula="of:=CONCATENATE([.$K$67];[.E146];[.$K$68])" office:value-type="string" office:string-value="&lt;option&gt;Pristina&lt;/option&gt;" calcext:value-type="string">
            <text:p>&lt;option&gt;Pristin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eykjavík</text:p>
          </table:table-cell>
          <table:table-cell table:number-columns-repeated="2"/>
          <table:table-cell table:formula="of:=CONCATENATE([.$K$67];[.E147];[.$K$68])" office:value-type="string" office:string-value="&lt;option&gt;Reykjavík&lt;/option&gt;" calcext:value-type="string">
            <text:p>&lt;option&gt;Reykjavík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iga</text:p>
          </table:table-cell>
          <table:table-cell table:number-columns-repeated="2"/>
          <table:table-cell table:formula="of:=CONCATENATE([.$K$67];[.E148];[.$K$68])" office:value-type="string" office:string-value="&lt;option&gt;Riga&lt;/option&gt;" calcext:value-type="string">
            <text:p>&lt;option&gt;Rig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ma</text:p>
          </table:table-cell>
          <table:table-cell table:number-columns-repeated="2"/>
          <table:table-cell table:formula="of:=CONCATENATE([.$K$67];[.E149];[.$K$68])" office:value-type="string" office:string-value="&lt;option&gt;Roma&lt;/option&gt;" calcext:value-type="string">
            <text:p>&lt;option&gt;Rom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arajevo</text:p>
          </table:table-cell>
          <table:table-cell table:number-columns-repeated="2"/>
          <table:table-cell table:formula="of:=CONCATENATE([.$K$67];[.E150];[.$K$68])" office:value-type="string" office:string-value="&lt;option&gt;Sarajevo&lt;/option&gt;" calcext:value-type="string">
            <text:p>&lt;option&gt;Sarajevo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kopie</text:p>
          </table:table-cell>
          <table:table-cell table:number-columns-repeated="2"/>
          <table:table-cell table:formula="of:=CONCATENATE([.$K$67];[.E151];[.$K$68])" office:value-type="string" office:string-value="&lt;option&gt;Skopie&lt;/option&gt;" calcext:value-type="string">
            <text:p>&lt;option&gt;Skopie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ofía</text:p>
          </table:table-cell>
          <table:table-cell table:number-columns-repeated="2"/>
          <table:table-cell table:formula="of:=CONCATENATE([.$K$67];[.E152];[.$K$68])" office:value-type="string" office:string-value="&lt;option&gt;Sofía&lt;/option&gt;" calcext:value-type="string">
            <text:p>&lt;option&gt;Sofí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allin</text:p>
          </table:table-cell>
          <table:table-cell table:number-columns-repeated="2"/>
          <table:table-cell table:formula="of:=CONCATENATE([.$K$67];[.E153];[.$K$68])" office:value-type="string" office:string-value="&lt;option&gt;Tallin&lt;/option&gt;" calcext:value-type="string">
            <text:p>&lt;option&gt;Tallin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irana</text:p>
          </table:table-cell>
          <table:table-cell table:number-columns-repeated="2"/>
          <table:table-cell table:formula="of:=CONCATENATE([.$K$67];[.E154];[.$K$68])" office:value-type="string" office:string-value="&lt;option&gt;Tirana&lt;/option&gt;" calcext:value-type="string">
            <text:p>&lt;option&gt;Tiran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aduz</text:p>
          </table:table-cell>
          <table:table-cell table:number-columns-repeated="2"/>
          <table:table-cell table:formula="of:=CONCATENATE([.$K$67];[.E155];[.$K$68])" office:value-type="string" office:string-value="&lt;option&gt;Vaduz&lt;/option&gt;" calcext:value-type="string">
            <text:p>&lt;option&gt;Vaduz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arsovia</text:p>
          </table:table-cell>
          <table:table-cell table:number-columns-repeated="2"/>
          <table:table-cell table:formula="of:=CONCATENATE([.$K$67];[.E156];[.$K$68])" office:value-type="string" office:string-value="&lt;option&gt;Varsovia&lt;/option&gt;" calcext:value-type="string">
            <text:p>&lt;option&gt;Varsovi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iena</text:p>
          </table:table-cell>
          <table:table-cell table:number-columns-repeated="2"/>
          <table:table-cell table:formula="of:=CONCATENATE([.$K$67];[.E157];[.$K$68])" office:value-type="string" office:string-value="&lt;option&gt;Viena&lt;/option&gt;" calcext:value-type="string">
            <text:p>&lt;option&gt;Vien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ilna</text:p>
          </table:table-cell>
          <table:table-cell table:number-columns-repeated="2"/>
          <table:table-cell table:formula="of:=CONCATENATE([.$K$67];[.E158];[.$K$68])" office:value-type="string" office:string-value="&lt;option&gt;Vilna&lt;/option&gt;" calcext:value-type="string">
            <text:p>&lt;option&gt;Vilna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Zagreb</text:p>
          </table:table-cell>
          <table:table-cell table:number-columns-repeated="2"/>
          <table:table-cell table:formula="of:=CONCATENATE([.$K$67];[.E159];[.$K$68])" office:value-type="string" office:string-value="&lt;option&gt;Zagreb&lt;/option&gt;" calcext:value-type="string">
            <text:p>&lt;option&gt;Zagreb&lt;/option&gt;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&lt;/select&gt;</text:p>
          </table:table-cell>
          <table:table-cell table:number-columns-repeated="3"/>
        </table:table-row>
      </table:table>
      <table:table table:name="Hoja2" table:style-name="ta1">
        <table:table-column table:style-name="co3" table:number-columns-repeated="2" table:default-cell-style-name="Default"/>
        <table:table-row table:style-name="ro3">
          <table:table-cell table:style-name="ce2" office:value-type="string" calcext:value-type="string">
            <text:p>al.png 2 de.png 2 ad.png 2 mk.png 2 at.png 2 be.png 2 by.png 2 ba.png 2 bg.png 2 va.png 2 hr.png 2 dk.png 2 sk.png 2 si.png 2 es.png 2 ee.png 2 fi.png 2 fr.png 2 gr.png 2 hu.png 2 ie.png 2 is.png 2 it.png 2 ks.png 2 lv.png 2 li.png 2 lt.png 2 lu.png 2 mt.png 2 md.png 2 mc.png 2 me.png 2 no.png 2 nl.png 2 pl.png 2 pt.png 2 gb.png 2 cz.png 2 ro.png 2 ru.png 2 sm.png 2 rs.png 2 se.png 2 ch.png 2 tr.png 2 ua.png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l.png</text:p>
          </table:table-cell>
        </table:table-row>
        <table:table-row table:style-name="ro1">
          <table:table-cell/>
          <table:table-cell office:value-type="string" calcext:value-type="string">
            <text:p>de.png</text:p>
          </table:table-cell>
        </table:table-row>
        <table:table-row table:style-name="ro1">
          <table:table-cell/>
          <table:table-cell office:value-type="string" calcext:value-type="string">
            <text:p>ad.png</text:p>
          </table:table-cell>
        </table:table-row>
        <table:table-row table:style-name="ro1">
          <table:table-cell/>
          <table:table-cell office:value-type="string" calcext:value-type="string">
            <text:p>mk.png</text:p>
          </table:table-cell>
        </table:table-row>
        <table:table-row table:style-name="ro1">
          <table:table-cell/>
          <table:table-cell office:value-type="string" calcext:value-type="string">
            <text:p>at.png</text:p>
          </table:table-cell>
        </table:table-row>
        <table:table-row table:style-name="ro1">
          <table:table-cell/>
          <table:table-cell office:value-type="string" calcext:value-type="string">
            <text:p>be.png</text:p>
          </table:table-cell>
        </table:table-row>
        <table:table-row table:style-name="ro1">
          <table:table-cell/>
          <table:table-cell office:value-type="string" calcext:value-type="string">
            <text:p>by.png</text:p>
          </table:table-cell>
        </table:table-row>
        <table:table-row table:style-name="ro1">
          <table:table-cell/>
          <table:table-cell office:value-type="string" calcext:value-type="string">
            <text:p>ba.png</text:p>
          </table:table-cell>
        </table:table-row>
        <table:table-row table:style-name="ro1">
          <table:table-cell/>
          <table:table-cell office:value-type="string" calcext:value-type="string">
            <text:p>bg.png</text:p>
          </table:table-cell>
        </table:table-row>
        <table:table-row table:style-name="ro1">
          <table:table-cell/>
          <table:table-cell office:value-type="string" calcext:value-type="string">
            <text:p>va.png</text:p>
          </table:table-cell>
        </table:table-row>
        <table:table-row table:style-name="ro1">
          <table:table-cell/>
          <table:table-cell office:value-type="string" calcext:value-type="string">
            <text:p>hr.png</text:p>
          </table:table-cell>
        </table:table-row>
        <table:table-row table:style-name="ro1">
          <table:table-cell/>
          <table:table-cell office:value-type="string" calcext:value-type="string">
            <text:p>dk.png</text:p>
          </table:table-cell>
        </table:table-row>
        <table:table-row table:style-name="ro1">
          <table:table-cell/>
          <table:table-cell office:value-type="string" calcext:value-type="string">
            <text:p>sk.png</text:p>
          </table:table-cell>
        </table:table-row>
        <table:table-row table:style-name="ro1">
          <table:table-cell/>
          <table:table-cell office:value-type="string" calcext:value-type="string">
            <text:p>si.png</text:p>
          </table:table-cell>
        </table:table-row>
        <table:table-row table:style-name="ro1">
          <table:table-cell/>
          <table:table-cell office:value-type="string" calcext:value-type="string">
            <text:p>es.png</text:p>
          </table:table-cell>
        </table:table-row>
        <table:table-row table:style-name="ro1">
          <table:table-cell/>
          <table:table-cell office:value-type="string" calcext:value-type="string">
            <text:p>ee.png</text:p>
          </table:table-cell>
        </table:table-row>
        <table:table-row table:style-name="ro1">
          <table:table-cell/>
          <table:table-cell office:value-type="string" calcext:value-type="string">
            <text:p>fi.png</text:p>
          </table:table-cell>
        </table:table-row>
        <table:table-row table:style-name="ro1">
          <table:table-cell/>
          <table:table-cell office:value-type="string" calcext:value-type="string">
            <text:p>fr.png</text:p>
          </table:table-cell>
        </table:table-row>
        <table:table-row table:style-name="ro1">
          <table:table-cell/>
          <table:table-cell office:value-type="string" calcext:value-type="string">
            <text:p>gr.png</text:p>
          </table:table-cell>
        </table:table-row>
        <table:table-row table:style-name="ro1">
          <table:table-cell/>
          <table:table-cell office:value-type="string" calcext:value-type="string">
            <text:p>hu.png</text:p>
          </table:table-cell>
        </table:table-row>
        <table:table-row table:style-name="ro1">
          <table:table-cell/>
          <table:table-cell office:value-type="string" calcext:value-type="string">
            <text:p>ie.png</text:p>
          </table:table-cell>
        </table:table-row>
        <table:table-row table:style-name="ro1">
          <table:table-cell/>
          <table:table-cell office:value-type="string" calcext:value-type="string">
            <text:p>is.png</text:p>
          </table:table-cell>
        </table:table-row>
        <table:table-row table:style-name="ro1">
          <table:table-cell/>
          <table:table-cell office:value-type="string" calcext:value-type="string">
            <text:p>it.png</text:p>
          </table:table-cell>
        </table:table-row>
        <table:table-row table:style-name="ro1">
          <table:table-cell/>
          <table:table-cell office:value-type="string" calcext:value-type="string">
            <text:p>ks.png</text:p>
          </table:table-cell>
        </table:table-row>
        <table:table-row table:style-name="ro1">
          <table:table-cell/>
          <table:table-cell office:value-type="string" calcext:value-type="string">
            <text:p>lv.png</text:p>
          </table:table-cell>
        </table:table-row>
        <table:table-row table:style-name="ro1">
          <table:table-cell/>
          <table:table-cell office:value-type="string" calcext:value-type="string">
            <text:p>li.png</text:p>
          </table:table-cell>
        </table:table-row>
        <table:table-row table:style-name="ro1">
          <table:table-cell/>
          <table:table-cell office:value-type="string" calcext:value-type="string">
            <text:p>lt.png</text:p>
          </table:table-cell>
        </table:table-row>
        <table:table-row table:style-name="ro1">
          <table:table-cell/>
          <table:table-cell office:value-type="string" calcext:value-type="string">
            <text:p>lu.png</text:p>
          </table:table-cell>
        </table:table-row>
        <table:table-row table:style-name="ro1">
          <table:table-cell/>
          <table:table-cell office:value-type="string" calcext:value-type="string">
            <text:p>mt.png</text:p>
          </table:table-cell>
        </table:table-row>
        <table:table-row table:style-name="ro1">
          <table:table-cell/>
          <table:table-cell office:value-type="string" calcext:value-type="string">
            <text:p>md.png</text:p>
          </table:table-cell>
        </table:table-row>
        <table:table-row table:style-name="ro1">
          <table:table-cell/>
          <table:table-cell office:value-type="string" calcext:value-type="string">
            <text:p>mc.png</text:p>
          </table:table-cell>
        </table:table-row>
        <table:table-row table:style-name="ro1">
          <table:table-cell/>
          <table:table-cell office:value-type="string" calcext:value-type="string">
            <text:p>me.png</text:p>
          </table:table-cell>
        </table:table-row>
        <table:table-row table:style-name="ro1">
          <table:table-cell/>
          <table:table-cell office:value-type="string" calcext:value-type="string">
            <text:p>no.png</text:p>
          </table:table-cell>
        </table:table-row>
        <table:table-row table:style-name="ro1">
          <table:table-cell/>
          <table:table-cell office:value-type="string" calcext:value-type="string">
            <text:p>nl.png</text:p>
          </table:table-cell>
        </table:table-row>
        <table:table-row table:style-name="ro1">
          <table:table-cell/>
          <table:table-cell office:value-type="string" calcext:value-type="string">
            <text:p>pl.png</text:p>
          </table:table-cell>
        </table:table-row>
        <table:table-row table:style-name="ro1">
          <table:table-cell/>
          <table:table-cell office:value-type="string" calcext:value-type="string">
            <text:p>pt.png</text:p>
          </table:table-cell>
        </table:table-row>
        <table:table-row table:style-name="ro1">
          <table:table-cell/>
          <table:table-cell office:value-type="string" calcext:value-type="string">
            <text:p>gb.png</text:p>
          </table:table-cell>
        </table:table-row>
        <table:table-row table:style-name="ro1">
          <table:table-cell/>
          <table:table-cell office:value-type="string" calcext:value-type="string">
            <text:p>cz.png</text:p>
          </table:table-cell>
        </table:table-row>
        <table:table-row table:style-name="ro1">
          <table:table-cell/>
          <table:table-cell office:value-type="string" calcext:value-type="string">
            <text:p>ro.png</text:p>
          </table:table-cell>
        </table:table-row>
        <table:table-row table:style-name="ro1">
          <table:table-cell/>
          <table:table-cell office:value-type="string" calcext:value-type="string">
            <text:p>ru.png</text:p>
          </table:table-cell>
        </table:table-row>
        <table:table-row table:style-name="ro1">
          <table:table-cell/>
          <table:table-cell office:value-type="string" calcext:value-type="string">
            <text:p>sm.png</text:p>
          </table:table-cell>
        </table:table-row>
        <table:table-row table:style-name="ro1">
          <table:table-cell/>
          <table:table-cell office:value-type="string" calcext:value-type="string">
            <text:p>rs.png</text:p>
          </table:table-cell>
        </table:table-row>
        <table:table-row table:style-name="ro1">
          <table:table-cell/>
          <table:table-cell office:value-type="string" calcext:value-type="string">
            <text:p>se.png</text:p>
          </table:table-cell>
        </table:table-row>
        <table:table-row table:style-name="ro1">
          <table:table-cell/>
          <table:table-cell office:value-type="string" calcext:value-type="string">
            <text:p>ch.png</text:p>
          </table:table-cell>
        </table:table-row>
        <table:table-row table:style-name="ro1">
          <table:table-cell/>
          <table:table-cell office:value-type="string" calcext:value-type="string">
            <text:p>tr.png</text:p>
          </table:table-cell>
        </table:table-row>
        <table:table-row table:style-name="ro1">
          <table:table-cell/>
          <table:table-cell office:value-type="string" calcext:value-type="string">
            <text:p>ua.png</text:p>
          </table:table-cell>
        </table:table-row>
      </table:table>
      <table:named-expressions/>
      <table:database-ranges>
        <table:database-range table:name="__Anonymous_Sheet_DB__0" table:target-range-address="Hoja1.B19:Hoja1.G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8:27:16.425385329</meta:creation-date>
    <dc:date>2019-02-14T19:58:38.025982645</dc:date>
    <meta:editing-duration>PT7M56S</meta:editing-duration>
    <meta:editing-cycles>1</meta:editing-cycles>
    <meta:document-statistic meta:table-count="2" meta:cell-count="631" meta:object-count="0"/>
    <meta:generator>LibreOffice/6.0.7.3$Linux_X86_64 LibreOffice_project/00m0$Build-3</meta:generator>
  </office:meta>
</office:document-meta>
</file>